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0x91380f0" style:family="table" style:master-page-name="ta-mp-0x91380f0">
      <style:table-properties table:display="true" style:writing-mode="lr-tb"/>
    </style:style>
    <style:style style:name="ta-0x9138248" style:family="table" style:master-page-name="ta-mp-0x9138248">
      <style:table-properties table:display="true" style:writing-mode="lr-tb"/>
    </style:style>
    <style:style style:name="ta-0x91383a0" style:family="table" style:master-page-name="ta-mp-0x91383a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911eb38" style:family="table-cell" style:data-style-name="General">
      <style:table-cell-properties fo:background-color="#e6e6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11ed78" style:family="table-cell" style:data-style-name="General">
      <style:table-cell-properties fo:background-color="#e6e6e6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11e9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11ea78" style:family="table-cell" style:data-style-name="General">
      <style:table-cell-properties fo:background-color="#ff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11ebf8" style:family="table-cell" style:data-style-name="General">
      <style:table-cell-properties fo:background-color="#e6e6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911ecb8" style:family="table-cell" style:data-style-name="General">
      <style:table-cell-properties fo:background-color="#ff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911e8f8" style:family="table-cell" style:data-style-name="General">
      <style:table-cell-properties fo:background-color="#333366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ffffff" fo:font-family="Sans"/>
    </style:style>
    <style:style style:name="ACE-0x911ee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11ee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5.90pt" style:use-optimal-column-width="true"/>
    </style:style>
    <style:style style:name="ACOL-2" style:family="table-column">
      <style:table-column-properties style:column-width="69.70pt" style:use-optimal-column-width="true"/>
    </style:style>
    <style:style style:name="ACOL-3" style:family="table-column">
      <style:table-column-properties style:column-width="67.41pt" style:use-optimal-column-width="true"/>
    </style:style>
    <style:style style:name="ACOL-4" style:family="table-column">
      <style:table-column-properties style:column-width="77.41pt" style:use-optimal-column-width="true"/>
    </style:style>
    <style:style style:name="ACOL-5" style:family="table-column">
      <style:table-column-properties style:column-width="242.90pt" style:use-optimal-column-width="true"/>
    </style:style>
    <style:style style:name="ACOL-6" style:family="table-column">
      <style:table-column-properties style:column-width="220.71pt" style:use-optimal-column-width="true"/>
    </style:style>
    <style:style style:name="ACOL-7" style:family="table-column"/>
    <style:style style:name="AROW-1" style:family="table-row">
      <style:table-row-properties style:row-height="15.36pt" style:use-optimal-row-height="true"/>
    </style:style>
    <style:style style:name="AROW-2" style:family="table-row">
      <style:table-row-properties style:row-height="12.95pt" style:use-optimal-row-height="true"/>
    </style:style>
    <style:style style:name="AROW-3" style:family="table-row"/>
    <style:style style:name="AROW-4" style:family="table-row">
      <style:table-row-properties style:row-height="12.1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1380f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1018"/>
        <table:table-row table:style-name="AROW-1">
          <table:table-cell table:style-name="ACE-0x911e8f8" office:value-type="string" office:string-value="Starting Address">
            <text:p>Starting Address</text:p>
          </table:table-cell>
          <table:table-cell table:style-name="ACE-0x911e8f8" office:value-type="string" office:string-value="Ending Address">
            <text:p>Ending Address</text:p>
          </table:table-cell>
          <table:table-cell table:style-name="ACE-0x911e8f8" office:value-type="string" office:string-value="Read Programs">
            <text:p>Read Programs</text:p>
          </table:table-cell>
          <table:table-cell table:style-name="ACE-0x911e8f8" office:value-type="string" office:string-value="Write Programs">
            <text:p>Write Programs</text:p>
          </table:table-cell>
          <table:table-cell table:style-name="ACE-0x911e8f8" office:value-type="string" office:string-value="User_conn">
            <text:p>User_conn</text:p>
          </table:table-cell>
          <table:table-cell table:style-name="ACE-0x911e8f8" office:value-type="string" office:string-value="Description">
            <text:p>Description</text:p>
          </table:table-cell>
          <table:table-cell table:number-columns-repeated="1018" table:style-name="ACE-0x911e8f8"/>
        </table:table-row>
        <table:table-row table:style-name="AROW-2">
          <table:table-cell table:style-name="ACE-0x911ea78" office:value-type="string" office:string-value="0x00">
            <text:p>0x00</text:p>
          </table:table-cell>
          <table:table-cell table:style-name="ACE-0x911ea78" office:value-type="string" office:string-value="0x40">
            <text:p>0x40</text:p>
          </table:table-cell>
          <table:table-cell table:style-name="ACE-0x911ea78" office:value-type="string" office:string-value="is_board">
            <text:p>is_board</text:p>
          </table:table-cell>
          <table:table-cell table:style-name="ACE-0x911ea78" office:value-type="string" office:string-value="be_MAT">
            <text:p>be_MAT</text:p>
          </table:table-cell>
          <table:table-cell table:style-name="ACE-0x911ea78" office:value-type="string" office:string-value="I B &lt;target type&gt;">
            <text:p>I B &lt;target type&gt;</text:p>
          </table:table-cell>
          <table:table-cell table:style-name="ACE-0x911ea78" office:value-type="string" office:string-value="Target or Device Type">
            <text:p>Target or Device Type</text:p>
          </table:table-cell>
          <table:table-cell table:number-columns-repeated="1018" table:style-name="ACE-0x911ea78"/>
        </table:table-row>
        <table:table-row table:style-name="AROW-2">
          <table:table-cell table:number-columns-repeated="3" table:style-name="ACE-0x911ea78"/>
          <table:table-cell table:style-name="ACE-0x911ea78" office:value-type="string" office:string-value="be_MIT">
            <text:p>be_MIT</text:p>
          </table:table-cell>
          <table:table-cell table:style-name="ACE-0x911ea78" office:value-type="string" office:string-value="ex. I B SIT">
            <text:p>ex. I B SIT</text:p>
          </table:table-cell>
          <table:table-cell table:number-columns-repeated="1019" table:style-name="ACE-0x911ea78"/>
        </table:table-row>
        <table:table-row table:style-name="AROW-2">
          <table:table-cell table:number-columns-repeated="3" table:style-name="ACE-0x911ea78"/>
          <table:table-cell table:style-name="ACE-0x911ea78" office:value-type="string" office:string-value="be_SAT">
            <text:p>be_SAT</text:p>
          </table:table-cell>
          <table:table-cell table:number-columns-repeated="1020" table:style-name="ACE-0x911ea78"/>
        </table:table-row>
        <table:table-row table:style-name="AROW-2">
          <table:table-cell table:number-columns-repeated="3" table:style-name="ACE-0x911ea78"/>
          <table:table-cell table:style-name="ACE-0x911ea78" office:value-type="string" office:string-value="be_SIT">
            <text:p>be_SIT</text:p>
          </table:table-cell>
          <table:table-cell table:number-columns-repeated="1020" table:style-name="ACE-0x911ea78"/>
        </table:table-row>
        <table:table-row table:style-name="AROW-2">
          <table:table-cell table:number-columns-repeated="3" table:style-name="ACE-0x911ea78"/>
          <table:table-cell table:style-name="ACE-0x911ea78" office:value-type="string" office:string-value="be_SES">
            <text:p>be_SES</text:p>
          </table:table-cell>
          <table:table-cell table:number-columns-repeated="1020" table:style-name="ACE-0x911ea78"/>
        </table:table-row>
        <table:table-row table:style-name="AROW-2">
          <table:table-cell table:style-name="ACE-0x911eb38" office:value-type="string" office:string-value="0x40">
            <text:p>0x40</text:p>
          </table:table-cell>
          <table:table-cell table:style-name="ACE-0x911eb38" office:value-type="string" office:string-value="0x80">
            <text:p>0x80</text:p>
          </table:table-cell>
          <table:table-cell table:style-name="ACE-0x911eb38" office:value-type="string" office:string-value="is_mac">
            <text:p>is_mac</text:p>
          </table:table-cell>
          <table:table-cell table:style-name="ACE-0x911eb38" office:value-type="string" office:string-value="be_mac">
            <text:p>be_mac</text:p>
          </table:table-cell>
          <table:table-cell table:style-name="ACE-0x911eb38" office:value-type="string" office:string-value="I M &lt;MAC address&gt;">
            <text:p>I M &lt;MAC address&gt;</text:p>
          </table:table-cell>
          <table:table-cell table:style-name="ACE-0x911eb38" office:value-type="string" office:string-value="MAC Address">
            <text:p>MAC Address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80">
            <text:p>0x80</text:p>
          </table:table-cell>
          <table:table-cell table:style-name="ACE-0x911ea78" office:value-type="string" office:string-value="0xC0">
            <text:p>0xC0</text:p>
          </table:table-cell>
          <table:table-cell table:style-name="ACE-0x911ea78" office:value-type="string" office:string-value="is_comm">
            <text:p>is_comm</text:p>
          </table:table-cell>
          <table:table-cell table:style-name="ACE-0x911ea78" office:value-type="string" office:string-value="be_local">
            <text:p>be_local</text:p>
          </table:table-cell>
          <table:table-cell table:style-name="ACE-0x911ea78" office:value-type="string" office:string-value="I D &lt;comm type&gt;">
            <text:p>I D &lt;comm type&gt;</text:p>
          </table:table-cell>
          <table:table-cell table:style-name="ACE-0x911ea78" office:value-type="string" office:string-value="Communication Type">
            <text:p>Communication Type</text:p>
          </table:table-cell>
          <table:table-cell table:number-columns-repeated="1018" table:style-name="ACE-0x911ea78"/>
        </table:table-row>
        <table:table-row table:style-name="AROW-2">
          <table:table-cell table:number-columns-repeated="3" table:style-name="ACE-0x911ea78"/>
          <table:table-cell table:style-name="ACE-0x911ea78" office:value-type="string" office:string-value="be_network">
            <text:p>be_network</text:p>
          </table:table-cell>
          <table:table-cell table:style-name="ACE-0x911ea78" office:value-type="string" office:string-value="ex. I D network">
            <text:p>ex. I D network</text:p>
          </table:table-cell>
          <table:table-cell table:number-columns-repeated="1019" table:style-name="ACE-0x911ea78"/>
        </table:table-row>
        <table:table-row table:style-name="AROW-2">
          <table:table-cell table:number-columns-repeated="3" table:style-name="ACE-0x911ea78"/>
          <table:table-cell table:style-name="ACE-0x911ea78" office:value-type="string" office:string-value="be_radio">
            <text:p>be_radio</text:p>
          </table:table-cell>
          <table:table-cell table:number-columns-repeated="1020" table:style-name="ACE-0x911ea78"/>
        </table:table-row>
        <table:table-row table:style-name="AROW-2">
          <table:table-cell table:number-columns-repeated="3" table:style-name="ACE-0x911ea78"/>
          <table:table-cell table:style-name="ACE-0x911ea78" office:value-type="string" office:string-value="be_wifi">
            <text:p>be_wifi</text:p>
          </table:table-cell>
          <table:table-cell table:number-columns-repeated="1020" table:style-name="ACE-0x911ea78"/>
        </table:table-row>
        <table:table-row table:style-name="AROW-2">
          <table:table-cell table:number-columns-repeated="3" table:style-name="ACE-0x911ea78"/>
          <table:table-cell table:style-name="ACE-0x911ea78" office:value-type="string" office:string-value="be_wimax">
            <text:p>be_wimax</text:p>
          </table:table-cell>
          <table:table-cell table:number-columns-repeated="1020" table:style-name="ACE-0x911ea78"/>
        </table:table-row>
        <table:table-row table:style-name="AROW-2">
          <table:table-cell table:style-name="ACE-0x911eb38" office:value-type="string" office:string-value="0xC0">
            <text:p>0xC0</text:p>
          </table:table-cell>
          <table:table-cell table:style-name="ACE-0x911eb38" office:value-type="string" office:string-value="0x100">
            <text:p>0x100</text:p>
          </table:table-cell>
          <table:table-cell table:style-name="ACE-0x911eb38" office:value-type="string" office:string-value="is_ip">
            <text:p>is_ip</text:p>
          </table:table-cell>
          <table:table-cell table:style-name="ACE-0x911eb38" office:value-type="string" office:string-value="be_ip">
            <text:p>be_ip</text:p>
          </table:table-cell>
          <table:table-cell table:style-name="ACE-0x911eb38" office:value-type="string" office:string-value="I I &lt;ip address&gt;">
            <text:p>I I &lt;ip address&gt;</text:p>
          </table:table-cell>
          <table:table-cell table:style-name="ACE-0x911eb38" office:value-type="string" office:string-value="Server's IP Address">
            <text:p>Server's IP Address</text:p>
          </table:table-cell>
          <table:table-cell table:number-columns-repeated="1018" table:style-name="ACE-0x911eb38"/>
        </table:table-row>
        <table:table-row table:style-name="AROW-2">
          <table:table-cell table:number-columns-repeated="5" table:style-name="ACE-0x911ea78"/>
          <table:table-cell table:style-name="ACE-0x911ea78" office:value-type="string" office:string-value="Mechanical Hit Sensor parameters">
            <text:p>Mechanical Hit Sensor parameters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00">
            <text:p>0x100</text:p>
          </table:table-cell>
          <table:table-cell table:style-name="ACE-0x911ea78" office:value-type="string" office:string-value="0x108">
            <text:p>0x108</text:p>
          </table:table-cell>
          <table:table-cell table:number-columns-repeated="2" table:style-name="ACE-0x911ea78"/>
          <table:table-cell table:style-name="ACE-0x911ea78" office:value-type="string" office:string-value="I H &lt;Miliseconds between&gt;&lt;desensitivity&gt;&lt;start blanking&gt;&lt;enable on&gt;">
            <text:p>I H &lt;Miliseconds between&gt;&lt;desensitivity&gt;&lt;start blanking&gt;&lt;enable on&gt;</text:p>
          </table:table-cell>
          <table:table-cell table:style-name="ACE-0x911ea78" office:value-type="string" office:string-value="Milliseconds between">
            <text:p>Milliseconds between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08">
            <text:p>0x108</text:p>
          </table:table-cell>
          <table:table-cell table:style-name="ACE-0x911ea78" office:value-type="string" office:string-value="0x110">
            <text:p>0x110</text:p>
          </table:table-cell>
          <table:table-cell table:number-columns-repeated="3" table:style-name="ACE-0x911ea78"/>
          <table:table-cell table:style-name="ACE-0x911ea78" office:value-type="string" office:string-value="desensitivity">
            <text:p>desensitivit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10">
            <text:p>0x110</text:p>
          </table:table-cell>
          <table:table-cell table:style-name="ACE-0x911ea78" office:value-type="string" office:string-value="0x118">
            <text:p>0x118</text:p>
          </table:table-cell>
          <table:table-cell table:number-columns-repeated="3" table:style-name="ACE-0x911ea78"/>
          <table:table-cell table:style-name="ACE-0x911ea78" office:value-type="string" office:string-value="start blanking">
            <text:p>start blanking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18">
            <text:p>0x118</text:p>
          </table:table-cell>
          <table:table-cell table:style-name="ACE-0x911ea78" office:value-type="string" office:string-value="0x120">
            <text:p>0x120</text:p>
          </table:table-cell>
          <table:table-cell table:number-columns-repeated="3" table:style-name="ACE-0x911ea78"/>
          <table:table-cell table:style-name="ACE-0x911ea78" office:value-type="string" office:string-value="enable on value">
            <text:p>enable on valu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20">
            <text:p>0x120</text:p>
          </table:table-cell>
          <table:table-cell table:style-name="ACE-0x911ea78" office:value-type="string" office:string-value="0x128">
            <text:p>0x128</text:p>
          </table:table-cell>
          <table:table-cell table:number-columns-repeated="3" table:style-name="ACE-0x911ea78"/>
          <table:table-cell table:style-name="ACE-0x911ea78" office:value-type="string" office:string-value="Hit sensor type">
            <text:p>Hit sensor typ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28">
            <text:p>0x128</text:p>
          </table:table-cell>
          <table:table-cell table:style-name="ACE-0x911ea78" office:value-type="string" office:string-value="0x130">
            <text:p>0x130</text:p>
          </table:table-cell>
          <table:table-cell table:number-columns-repeated="2" table:style-name="ACE-0x911ea78"/>
          <table:table-cell table:style-name="ACE-0x911ea78" office:value-type="string" office:string-value="I S &lt;type&gt;&lt;invert&gt;">
            <text:p>I S &lt;type&gt;&lt;invert&gt;</text:p>
          </table:table-cell>
          <table:table-cell table:style-name="ACE-0x911ea78" office:value-type="string" office:string-value="Invert sensor input line">
            <text:p>Invert sensor input lin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30">
            <text:p>0x130</text:p>
          </table:table-cell>
          <table:table-cell table:style-name="ACE-0x911ea78" office:value-type="string" office:string-value="0x138">
            <text:p>0x138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38">
            <text:p>0x138</text:p>
          </table:table-cell>
          <table:table-cell table:style-name="ACE-0x911ea78" office:value-type="string" office:string-value="0x140">
            <text:p>0x140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140">
            <text:p>0x140</text:p>
          </table:table-cell>
          <table:table-cell table:style-name="ACE-0x911eb38" office:value-type="string" office:string-value="0x180">
            <text:p>0x180</text:p>
          </table:table-cell>
          <table:table-cell table:number-columns-repeated="3" table:style-name="ACE-0x911eb38"/>
          <table:table-cell table:style-name="ACE-0x911eb38" office:value-type="string" office:string-value="Reserved for MILES">
            <text:p>Reserved for MILES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180">
            <text:p>0x180</text:p>
          </table:table-cell>
          <table:table-cell table:number-columns-repeated="3" table:style-name="ACE-0x911ea78"/>
          <table:table-cell table:style-name="ACE-0x911ea78" office:value-type="string" office:string-value="I N &lt;follow the list except for exists&gt;">
            <text:p>I N &lt;follow the list except for exists&gt;</text:p>
          </table:table-cell>
          <table:table-cell table:style-name="ACE-0x911ea78" office:value-type="string" office:string-value="Accessory MFS parameters">
            <text:p>Accessory MFS parameters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80">
            <text:p>0x180</text:p>
          </table:table-cell>
          <table:table-cell table:style-name="ACE-0x911ea78" office:value-type="string" office:string-value="0x184">
            <text:p>0x184</text:p>
          </table:table-cell>
          <table:table-cell table:number-columns-repeated="3" table:style-name="ACE-0x911ea78"/>
          <table:table-cell table:style-name="ACE-0x911ea78" office:value-type="string" office:string-value="exists">
            <text:p>exists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84">
            <text:p>0x184</text:p>
          </table:table-cell>
          <table:table-cell table:style-name="ACE-0x911ea78" office:value-type="string" office:string-value="0x188">
            <text:p>0x188</text:p>
          </table:table-cell>
          <table:table-cell table:number-columns-repeated="3" table:style-name="ACE-0x911ea78"/>
          <table:table-cell table:style-name="ACE-0x911ea78" office:value-type="string" office:string-value="Activate soon or immediate">
            <text:p>Activate soon or immedia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88">
            <text:p>0x188</text:p>
          </table:table-cell>
          <table:table-cell table:style-name="ACE-0x911ea78" office:value-type="string" office:string-value="0x18C">
            <text:p>0x18C</text:p>
          </table:table-cell>
          <table:table-cell table:number-columns-repeated="3" table:style-name="ACE-0x911ea78"/>
          <table:table-cell table:style-name="ACE-0x911ea78" office:value-type="string" office:string-value="Active on full expose, partial expose, or during partial">
            <text:p>Active on full expose, partial expose, or during partia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8C">
            <text:p>0x18C</text:p>
          </table:table-cell>
          <table:table-cell table:style-name="ACE-0x911ea78" office:value-type="string" office:string-value="0x190">
            <text:p>0x190</text:p>
          </table:table-cell>
          <table:table-cell table:number-columns-repeated="3" table:style-name="ACE-0x911ea78"/>
          <table:table-cell table:style-name="ACE-0x911ea78" office:value-type="string" office:string-value="Activate or deactivate on hit">
            <text:p>Activate or deactivate on hit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90">
            <text:p>0x190</text:p>
          </table:table-cell>
          <table:table-cell table:style-name="ACE-0x911ea78" office:value-type="string" office:string-value="0x194">
            <text:p>0x194</text:p>
          </table:table-cell>
          <table:table-cell table:number-columns-repeated="3" table:style-name="ACE-0x911ea78"/>
          <table:table-cell table:style-name="ACE-0x911ea78" office:value-type="string" office:string-value="Activate or deactivate on kill">
            <text:p>Activate or deactivate on kil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94">
            <text:p>0x194</text:p>
          </table:table-cell>
          <table:table-cell table:style-name="ACE-0x911ea78" office:value-type="string" office:string-value="0x198">
            <text:p>0x198</text:p>
          </table:table-cell>
          <table:table-cell table:number-columns-repeated="3" table:style-name="ACE-0x911ea78"/>
          <table:table-cell table:style-name="ACE-0x911ea78" office:value-type="string" office:string-value="Milliseconds on time">
            <text:p>Milliseconds on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98">
            <text:p>0x198</text:p>
          </table:table-cell>
          <table:table-cell table:style-name="ACE-0x911ea78" office:value-type="string" office:string-value="0x19C">
            <text:p>0x19C</text:p>
          </table:table-cell>
          <table:table-cell table:number-columns-repeated="3" table:style-name="ACE-0x911ea78"/>
          <table:table-cell table:style-name="ACE-0x911ea78" office:value-type="string" office:string-value="Milliseconds off time">
            <text:p>Milliseconds off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9C">
            <text:p>0x19C</text:p>
          </table:table-cell>
          <table:table-cell table:style-name="ACE-0x911ea78" office:value-type="string" office:string-value="0x1A0">
            <text:p>0x1A0</text:p>
          </table:table-cell>
          <table:table-cell table:number-columns-repeated="3" table:style-name="ACE-0x911ea78"/>
          <table:table-cell table:style-name="ACE-0x911ea78" office:value-type="string" office:string-value="Half-seconds start delay">
            <text:p>Half-seconds star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A0">
            <text:p>0x1A0</text:p>
          </table:table-cell>
          <table:table-cell table:style-name="ACE-0x911ea78" office:value-type="string" office:string-value="0x1A4">
            <text:p>0x1A4</text:p>
          </table:table-cell>
          <table:table-cell table:number-columns-repeated="3" table:style-name="ACE-0x911ea78"/>
          <table:table-cell table:style-name="ACE-0x911ea78" office:value-type="string" office:string-value="Half-seconds repeat delay">
            <text:p>Half-seconds repea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A4">
            <text:p>0x1A4</text:p>
          </table:table-cell>
          <table:table-cell table:style-name="ACE-0x911ea78" office:value-type="string" office:string-value="0x1A8">
            <text:p>0x1A8</text:p>
          </table:table-cell>
          <table:table-cell table:number-columns-repeated="3" table:style-name="ACE-0x911ea78"/>
          <table:table-cell table:style-name="ACE-0x911ea78" office:value-type="string" office:string-value="Repeat count or infinite">
            <text:p>Repeat count or infini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A8">
            <text:p>0x1A8</text:p>
          </table:table-cell>
          <table:table-cell table:style-name="ACE-0x911ea78" office:value-type="string" office:string-value="0x1AC">
            <text:p>0x1AC</text:p>
          </table:table-cell>
          <table:table-cell table:number-columns-repeated="3" table:style-name="ACE-0x911ea78"/>
          <table:table-cell table:style-name="ACE-0x911ea78" office:value-type="string" office:string-value="ex1">
            <text:p>ex1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AC">
            <text:p>0x1AC</text:p>
          </table:table-cell>
          <table:table-cell table:style-name="ACE-0x911ea78" office:value-type="string" office:string-value="0x1B0">
            <text:p>0x1B0</text:p>
          </table:table-cell>
          <table:table-cell table:number-columns-repeated="3" table:style-name="ACE-0x911ea78"/>
          <table:table-cell table:style-name="ACE-0x911ea78" office:value-type="string" office:string-value="ex2">
            <text:p>ex2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B0">
            <text:p>0x1B0</text:p>
          </table:table-cell>
          <table:table-cell table:style-name="ACE-0x911ea78" office:value-type="string" office:string-value="0x1B4">
            <text:p>0x1B4</text:p>
          </table:table-cell>
          <table:table-cell table:number-columns-repeated="3" table:style-name="ACE-0x911ea78"/>
          <table:table-cell table:style-name="ACE-0x911ea78" office:value-type="string" office:string-value="ex3">
            <text:p>ex3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B4">
            <text:p>0x1B4</text:p>
          </table:table-cell>
          <table:table-cell table:style-name="ACE-0x911ea78" office:value-type="string" office:string-value="0x1B8">
            <text:p>0x1B8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B8">
            <text:p>0x1B8</text:p>
          </table:table-cell>
          <table:table-cell table:style-name="ACE-0x911ea78" office:value-type="string" office:string-value="0x1BC">
            <text:p>0x1BC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1BC">
            <text:p>0x1BC</text:p>
          </table:table-cell>
          <table:table-cell table:style-name="ACE-0x911ea78" office:value-type="string" office:string-value="0x1C0">
            <text:p>0x1C0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1C0">
            <text:p>0x1C0</text:p>
          </table:table-cell>
          <table:table-cell table:style-name="ACE-0x911eb38" office:value-type="string" office:string-value="0x200">
            <text:p>0x200</text:p>
          </table:table-cell>
          <table:table-cell table:number-columns-repeated="3" table:style-name="ACE-0x911eb38"/>
          <table:table-cell table:style-name="ACE-0x911eb38" office:value-type="string" office:string-value="Reserved for LOMAH">
            <text:p>Reserved for LOMAH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200">
            <text:p>0x200</text:p>
          </table:table-cell>
          <table:table-cell table:style-name="ACE-0x911ea78" office:value-type="string" office:string-value="0x240">
            <text:p>0x240</text:p>
          </table:table-cell>
          <table:table-cell table:style-name="ACE-0x911ea78" office:value-type="string" office:string-value="is_lport">
            <text:p>is_lport</text:p>
          </table:table-cell>
          <table:table-cell table:style-name="ACE-0x911ea78" office:value-type="string" office:string-value="be_lport">
            <text:p>be_lport</text:p>
          </table:table-cell>
          <table:table-cell table:style-name="ACE-0x911ea78" office:value-type="string" office:string-value="I L &lt;lport&gt;">
            <text:p>I L &lt;lport&gt;</text:p>
          </table:table-cell>
          <table:table-cell table:style-name="ACE-0x911ea78" office:value-type="string" office:string-value="fasit_conn listen port">
            <text:p>fasit_conn listen port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240">
            <text:p>0x240</text:p>
          </table:table-cell>
          <table:table-cell table:style-name="ACE-0x911eb38" office:value-type="string" office:string-value="0x280">
            <text:p>0x280</text:p>
          </table:table-cell>
          <table:table-cell table:style-name="ACE-0x911eb38" office:value-type="string" office:string-value="is_cport">
            <text:p>is_cport</text:p>
          </table:table-cell>
          <table:table-cell table:style-name="ACE-0x911eb38" office:value-type="string" office:string-value="be_cport">
            <text:p>be_cport</text:p>
          </table:table-cell>
          <table:table-cell table:style-name="ACE-0x911eb38" office:value-type="string" office:string-value="I C &lt;cport&gt;">
            <text:p>I C &lt;cport&gt;</text:p>
          </table:table-cell>
          <table:table-cell table:style-name="ACE-0x911eb38" office:value-type="string" office:string-value="Server's Port Number">
            <text:p>Server's Port Number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280">
            <text:p>0x280</text:p>
          </table:table-cell>
          <table:table-cell table:style-name="ACE-0x911ea78" office:value-type="string" office:string-value="0x2A0">
            <text:p>0x2A0</text:p>
          </table:table-cell>
          <table:table-cell table:number-columns-repeated="2" table:style-name="ACE-0x911ea78"/>
          <table:table-cell table:style-name="ACE-0x911ea78" office:value-type="string" office:string-value="I A &lt;address&gt;">
            <text:p>I A &lt;address&gt;</text:p>
          </table:table-cell>
          <table:table-cell table:style-name="ACE-0x911ea78" office:value-type="string" office:string-value="Address">
            <text:p>Address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2A0">
            <text:p>0x2A0</text:p>
          </table:table-cell>
          <table:table-cell table:style-name="ACE-0x911eb38" office:value-type="string" office:string-value="0x2C0">
            <text:p>0x2C0</text:p>
          </table:table-cell>
          <table:table-cell table:number-columns-repeated="2" table:style-name="ACE-0x911eb38"/>
          <table:table-cell table:style-name="ACE-0x911eb38" office:value-type="string" office:string-value="I X &lt;serial number&gt; ">
            <text:p>I X &lt;serial number&gt; </text:p>
          </table:table-cell>
          <table:table-cell table:style-name="ACE-0x911ebf8" office:value-type="string" office:string-value="Serial Number">
            <text:p>Serial Number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2C0">
            <text:p>0x2C0</text:p>
          </table:table-cell>
          <table:table-cell table:style-name="ACE-0x911ea78" office:value-type="string" office:string-value="0x2E0">
            <text:p>0x2E0</text:p>
          </table:table-cell>
          <table:table-cell table:number-columns-repeated="2" table:style-name="ACE-0x911ea78"/>
          <table:table-cell table:style-name="ACE-0x911ea78" office:value-type="string" office:string-value="I F &lt;kill at x hits&gt;&lt;at kill do what?&gt;">
            <text:p>I F &lt;kill at x hits&gt;&lt;at kill do what?&gt;</text:p>
          </table:table-cell>
          <table:table-cell table:style-name="ACE-0x911ea78" office:value-type="string" office:string-value="Fall Reaction – Hits to Kill">
            <text:p>Fall Reaction – Hits to Kil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2E0">
            <text:p>0x2E0</text:p>
          </table:table-cell>
          <table:table-cell table:style-name="ACE-0x911ea78" office:value-type="string" office:string-value="0x300">
            <text:p>0x300</text:p>
          </table:table-cell>
          <table:table-cell table:number-columns-repeated="3" table:style-name="ACE-0x911ea78"/>
          <table:table-cell table:style-name="ACE-0x911ea78" office:value-type="string" office:string-value="At Kill do what?">
            <text:p>At Kill do what?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300">
            <text:p>0x300</text:p>
          </table:table-cell>
          <table:table-cell table:number-columns-repeated="3" table:style-name="ACE-0x911eb38"/>
          <table:table-cell table:style-name="ACE-0x911eb38" office:value-type="string" office:string-value="I K &lt;follow the list except for exists&gt;">
            <text:p>I K &lt;follow the list except for exists&gt;</text:p>
          </table:table-cell>
          <table:table-cell table:style-name="ACE-0x911eb38" office:value-type="string" office:string-value="Accessory SMK parameters">
            <text:p>Accessory SMK parameters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00">
            <text:p>0x300</text:p>
          </table:table-cell>
          <table:table-cell table:style-name="ACE-0x911eb38" office:value-type="string" office:string-value="0x304">
            <text:p>0x304</text:p>
          </table:table-cell>
          <table:table-cell table:number-columns-repeated="3" table:style-name="ACE-0x911eb38"/>
          <table:table-cell table:style-name="ACE-0x911eb38" office:value-type="string" office:string-value="exists">
            <text:p>exists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04">
            <text:p>0x304</text:p>
          </table:table-cell>
          <table:table-cell table:style-name="ACE-0x911eb38" office:value-type="string" office:string-value="0x308">
            <text:p>0x308</text:p>
          </table:table-cell>
          <table:table-cell table:number-columns-repeated="3" table:style-name="ACE-0x911eb38"/>
          <table:table-cell table:style-name="ACE-0x911eb38" office:value-type="string" office:string-value="Activate soon or immediate">
            <text:p>Activate soon or immediat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08">
            <text:p>0x308</text:p>
          </table:table-cell>
          <table:table-cell table:style-name="ACE-0x911eb38" office:value-type="string" office:string-value="0x30C">
            <text:p>0x30C</text:p>
          </table:table-cell>
          <table:table-cell table:number-columns-repeated="3" table:style-name="ACE-0x911eb38"/>
          <table:table-cell table:style-name="ACE-0x911eb38" office:value-type="string" office:string-value="Active on full expose, partial expose, or during partial">
            <text:p>Active on full expose, partial expose, or during partial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0C">
            <text:p>0x30C</text:p>
          </table:table-cell>
          <table:table-cell table:style-name="ACE-0x911eb38" office:value-type="string" office:string-value="0x310">
            <text:p>0x310</text:p>
          </table:table-cell>
          <table:table-cell table:number-columns-repeated="3" table:style-name="ACE-0x911eb38"/>
          <table:table-cell table:style-name="ACE-0x911eb38" office:value-type="string" office:string-value="Activate or deactivate on hit">
            <text:p>Activate or deactivate on hit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10">
            <text:p>0x310</text:p>
          </table:table-cell>
          <table:table-cell table:style-name="ACE-0x911eb38" office:value-type="string" office:string-value="0x314">
            <text:p>0x314</text:p>
          </table:table-cell>
          <table:table-cell table:number-columns-repeated="3" table:style-name="ACE-0x911eb38"/>
          <table:table-cell table:style-name="ACE-0x911eb38" office:value-type="string" office:string-value="Activate or deactivate on kill">
            <text:p>Activate or deactivate on kill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14">
            <text:p>0x314</text:p>
          </table:table-cell>
          <table:table-cell table:style-name="ACE-0x911eb38" office:value-type="string" office:string-value="0x318">
            <text:p>0x318</text:p>
          </table:table-cell>
          <table:table-cell table:number-columns-repeated="3" table:style-name="ACE-0x911eb38"/>
          <table:table-cell table:style-name="ACE-0x911eb38" office:value-type="string" office:string-value="Milliseconds on time">
            <text:p>Milliseconds on tim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18">
            <text:p>0x318</text:p>
          </table:table-cell>
          <table:table-cell table:style-name="ACE-0x911eb38" office:value-type="string" office:string-value="0x31C">
            <text:p>0x31C</text:p>
          </table:table-cell>
          <table:table-cell table:number-columns-repeated="3" table:style-name="ACE-0x911eb38"/>
          <table:table-cell table:style-name="ACE-0x911eb38" office:value-type="string" office:string-value="Milliseconds off time">
            <text:p>Milliseconds off tim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1C">
            <text:p>0x31C</text:p>
          </table:table-cell>
          <table:table-cell table:style-name="ACE-0x911eb38" office:value-type="string" office:string-value="0x320">
            <text:p>0x320</text:p>
          </table:table-cell>
          <table:table-cell table:number-columns-repeated="3" table:style-name="ACE-0x911eb38"/>
          <table:table-cell table:style-name="ACE-0x911eb38" office:value-type="string" office:string-value="Half-seconds start delay">
            <text:p>Half-seconds start delay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20">
            <text:p>0x320</text:p>
          </table:table-cell>
          <table:table-cell table:style-name="ACE-0x911eb38" office:value-type="string" office:string-value="0x324">
            <text:p>0x324</text:p>
          </table:table-cell>
          <table:table-cell table:number-columns-repeated="3" table:style-name="ACE-0x911eb38"/>
          <table:table-cell table:style-name="ACE-0x911eb38" office:value-type="string" office:string-value="Half-seconds repeat delay">
            <text:p>Half-seconds repeat delay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24">
            <text:p>0x324</text:p>
          </table:table-cell>
          <table:table-cell table:style-name="ACE-0x911eb38" office:value-type="string" office:string-value="0x328">
            <text:p>0x328</text:p>
          </table:table-cell>
          <table:table-cell table:number-columns-repeated="3" table:style-name="ACE-0x911eb38"/>
          <table:table-cell table:style-name="ACE-0x911eb38" office:value-type="string" office:string-value="Repeat count or infinite">
            <text:p>Repeat count or infinit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28">
            <text:p>0x328</text:p>
          </table:table-cell>
          <table:table-cell table:style-name="ACE-0x911eb38" office:value-type="string" office:string-value="0x32C">
            <text:p>0x32C</text:p>
          </table:table-cell>
          <table:table-cell table:number-columns-repeated="3" table:style-name="ACE-0x911eb38"/>
          <table:table-cell table:style-name="ACE-0x911eb38" office:value-type="string" office:string-value="ex1">
            <text:p>ex1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2C">
            <text:p>0x32C</text:p>
          </table:table-cell>
          <table:table-cell table:style-name="ACE-0x911eb38" office:value-type="string" office:string-value="0x330">
            <text:p>0x330</text:p>
          </table:table-cell>
          <table:table-cell table:number-columns-repeated="3" table:style-name="ACE-0x911eb38"/>
          <table:table-cell table:style-name="ACE-0x911eb38" office:value-type="string" office:string-value="ex2">
            <text:p>ex2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30">
            <text:p>0x330</text:p>
          </table:table-cell>
          <table:table-cell table:style-name="ACE-0x911eb38" office:value-type="string" office:string-value="0x334">
            <text:p>0x334</text:p>
          </table:table-cell>
          <table:table-cell table:number-columns-repeated="3" table:style-name="ACE-0x911eb38"/>
          <table:table-cell table:style-name="ACE-0x911eb38" office:value-type="string" office:string-value="ex3">
            <text:p>ex3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34">
            <text:p>0x334</text:p>
          </table:table-cell>
          <table:table-cell table:style-name="ACE-0x911eb38" office:value-type="string" office:string-value="0x338">
            <text:p>0x338</text:p>
          </table:table-cell>
          <table:table-cell table:number-columns-repeated="3" table:style-name="ACE-0x911eb38"/>
          <table:table-cell table:style-name="ACE-0x911eb38" office:value-type="string" office:string-value="&lt;currently not used&gt;">
            <text:p>&lt;currently not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38">
            <text:p>0x338</text:p>
          </table:table-cell>
          <table:table-cell table:style-name="ACE-0x911eb38" office:value-type="string" office:string-value="0x33C">
            <text:p>0x33C</text:p>
          </table:table-cell>
          <table:table-cell table:number-columns-repeated="3" table:style-name="ACE-0x911eb38"/>
          <table:table-cell table:style-name="ACE-0x911eb38" office:value-type="string" office:string-value="&lt;currently not used&gt;">
            <text:p>&lt;currently not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3C">
            <text:p>0x33C</text:p>
          </table:table-cell>
          <table:table-cell table:style-name="ACE-0x911eb38" office:value-type="string" office:string-value="0x340">
            <text:p>0x340</text:p>
          </table:table-cell>
          <table:table-cell table:number-columns-repeated="3" table:style-name="ACE-0x911eb38"/>
          <table:table-cell table:style-name="ACE-0x911eb38" office:value-type="string" office:string-value="&lt;currently not used&gt;">
            <text:p>&lt;currently not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340">
            <text:p>0x340</text:p>
          </table:table-cell>
          <table:table-cell table:number-columns-repeated="3" table:style-name="ACE-0x911ea78"/>
          <table:table-cell table:style-name="ACE-0x911ea78" office:value-type="string" office:string-value="I G &lt;follow the list except for exists&gt;">
            <text:p>I G &lt;follow the list except for exists&gt;</text:p>
          </table:table-cell>
          <table:table-cell table:style-name="ACE-0x911ea78" office:value-type="string" office:string-value="Accessory MGL parameters">
            <text:p>Accessory MGL parameters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40">
            <text:p>0x340</text:p>
          </table:table-cell>
          <table:table-cell table:style-name="ACE-0x911ea78" office:value-type="string" office:string-value="0x344">
            <text:p>0x344</text:p>
          </table:table-cell>
          <table:table-cell table:number-columns-repeated="3" table:style-name="ACE-0x911ea78"/>
          <table:table-cell table:style-name="ACE-0x911ea78" office:value-type="string" office:string-value="exists">
            <text:p>exists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44">
            <text:p>0x344</text:p>
          </table:table-cell>
          <table:table-cell table:style-name="ACE-0x911ea78" office:value-type="string" office:string-value="0x348">
            <text:p>0x348</text:p>
          </table:table-cell>
          <table:table-cell table:number-columns-repeated="3" table:style-name="ACE-0x911ea78"/>
          <table:table-cell table:style-name="ACE-0x911ea78" office:value-type="string" office:string-value="Activate soon or immediate">
            <text:p>Activate soon or immedia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48">
            <text:p>0x348</text:p>
          </table:table-cell>
          <table:table-cell table:style-name="ACE-0x911ea78" office:value-type="string" office:string-value="0x34C">
            <text:p>0x34C</text:p>
          </table:table-cell>
          <table:table-cell table:number-columns-repeated="3" table:style-name="ACE-0x911ea78"/>
          <table:table-cell table:style-name="ACE-0x911ea78" office:value-type="string" office:string-value="Active on full expose, partial expose, or during partial">
            <text:p>Active on full expose, partial expose, or during partia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4C">
            <text:p>0x34C</text:p>
          </table:table-cell>
          <table:table-cell table:style-name="ACE-0x911ea78" office:value-type="string" office:string-value="0x350">
            <text:p>0x350</text:p>
          </table:table-cell>
          <table:table-cell table:number-columns-repeated="3" table:style-name="ACE-0x911ea78"/>
          <table:table-cell table:style-name="ACE-0x911ea78" office:value-type="string" office:string-value="Activate or deactivate on hit">
            <text:p>Activate or deactivate on hit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50">
            <text:p>0x350</text:p>
          </table:table-cell>
          <table:table-cell table:style-name="ACE-0x911ea78" office:value-type="string" office:string-value="0x354">
            <text:p>0x354</text:p>
          </table:table-cell>
          <table:table-cell table:number-columns-repeated="3" table:style-name="ACE-0x911ea78"/>
          <table:table-cell table:style-name="ACE-0x911ea78" office:value-type="string" office:string-value="Activate or deactivate on kill">
            <text:p>Activate or deactivate on kil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54">
            <text:p>0x354</text:p>
          </table:table-cell>
          <table:table-cell table:style-name="ACE-0x911ea78" office:value-type="string" office:string-value="0x358">
            <text:p>0x358</text:p>
          </table:table-cell>
          <table:table-cell table:number-columns-repeated="3" table:style-name="ACE-0x911ea78"/>
          <table:table-cell table:style-name="ACE-0x911ea78" office:value-type="string" office:string-value="Milliseconds on time">
            <text:p>Milliseconds on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58">
            <text:p>0x358</text:p>
          </table:table-cell>
          <table:table-cell table:style-name="ACE-0x911ea78" office:value-type="string" office:string-value="0x35C">
            <text:p>0x35C</text:p>
          </table:table-cell>
          <table:table-cell table:number-columns-repeated="3" table:style-name="ACE-0x911ea78"/>
          <table:table-cell table:style-name="ACE-0x911ea78" office:value-type="string" office:string-value="Milliseconds off time">
            <text:p>Milliseconds off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5C">
            <text:p>0x35C</text:p>
          </table:table-cell>
          <table:table-cell table:style-name="ACE-0x911ea78" office:value-type="string" office:string-value="0x360">
            <text:p>0x360</text:p>
          </table:table-cell>
          <table:table-cell table:number-columns-repeated="3" table:style-name="ACE-0x911ea78"/>
          <table:table-cell table:style-name="ACE-0x911ea78" office:value-type="string" office:string-value="Half-seconds start delay">
            <text:p>Half-seconds star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60">
            <text:p>0x360</text:p>
          </table:table-cell>
          <table:table-cell table:style-name="ACE-0x911ea78" office:value-type="string" office:string-value="0x364">
            <text:p>0x364</text:p>
          </table:table-cell>
          <table:table-cell table:number-columns-repeated="3" table:style-name="ACE-0x911ea78"/>
          <table:table-cell table:style-name="ACE-0x911ea78" office:value-type="string" office:string-value="Half-seconds repeat delay">
            <text:p>Half-seconds repea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64">
            <text:p>0x364</text:p>
          </table:table-cell>
          <table:table-cell table:style-name="ACE-0x911ea78" office:value-type="string" office:string-value="0x368">
            <text:p>0x368</text:p>
          </table:table-cell>
          <table:table-cell table:number-columns-repeated="3" table:style-name="ACE-0x911ea78"/>
          <table:table-cell table:style-name="ACE-0x911ea78" office:value-type="string" office:string-value="Repeat count or infinite">
            <text:p>Repeat count or infini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68">
            <text:p>0x368</text:p>
          </table:table-cell>
          <table:table-cell table:style-name="ACE-0x911ea78" office:value-type="string" office:string-value="0x36C">
            <text:p>0x36C</text:p>
          </table:table-cell>
          <table:table-cell table:number-columns-repeated="3" table:style-name="ACE-0x911ea78"/>
          <table:table-cell table:style-name="ACE-0x911ea78" office:value-type="string" office:string-value="ex1">
            <text:p>ex1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6C">
            <text:p>0x36C</text:p>
          </table:table-cell>
          <table:table-cell table:style-name="ACE-0x911ea78" office:value-type="string" office:string-value="0x370">
            <text:p>0x370</text:p>
          </table:table-cell>
          <table:table-cell table:number-columns-repeated="3" table:style-name="ACE-0x911ea78"/>
          <table:table-cell table:style-name="ACE-0x911ea78" office:value-type="string" office:string-value="ex2">
            <text:p>ex2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70">
            <text:p>0x370</text:p>
          </table:table-cell>
          <table:table-cell table:style-name="ACE-0x911ea78" office:value-type="string" office:string-value="0x374">
            <text:p>0x374</text:p>
          </table:table-cell>
          <table:table-cell table:number-columns-repeated="3" table:style-name="ACE-0x911ea78"/>
          <table:table-cell table:style-name="ACE-0x911ea78" office:value-type="string" office:string-value="ex3">
            <text:p>ex3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74">
            <text:p>0x374</text:p>
          </table:table-cell>
          <table:table-cell table:style-name="ACE-0x911ea78" office:value-type="string" office:string-value="0x378">
            <text:p>0x378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78">
            <text:p>0x378</text:p>
          </table:table-cell>
          <table:table-cell table:style-name="ACE-0x911ea78" office:value-type="string" office:string-value="0x37C">
            <text:p>0x37C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7C">
            <text:p>0x37C</text:p>
          </table:table-cell>
          <table:table-cell table:style-name="ACE-0x911ea78" office:value-type="string" office:string-value="0x380">
            <text:p>0x380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380">
            <text:p>0x380</text:p>
          </table:table-cell>
          <table:table-cell table:number-columns-repeated="3" table:style-name="ACE-0x911eb38"/>
          <table:table-cell table:style-name="ACE-0x911eb38" office:value-type="string" office:string-value="I P &lt;follow the list except for exists&gt;">
            <text:p>I P &lt;follow the list except for exists&gt;</text:p>
          </table:table-cell>
          <table:table-cell table:style-name="ACE-0x911eb38" office:value-type="string" office:string-value="Accessory PHI parameters">
            <text:p>Accessory PHI parameters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80">
            <text:p>0x380</text:p>
          </table:table-cell>
          <table:table-cell table:style-name="ACE-0x911eb38" office:value-type="string" office:string-value="0x384">
            <text:p>0x384</text:p>
          </table:table-cell>
          <table:table-cell table:number-columns-repeated="3" table:style-name="ACE-0x911eb38"/>
          <table:table-cell table:style-name="ACE-0x911eb38" office:value-type="string" office:string-value="exists">
            <text:p>exists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84">
            <text:p>0x384</text:p>
          </table:table-cell>
          <table:table-cell table:style-name="ACE-0x911eb38" office:value-type="string" office:string-value="0x388">
            <text:p>0x388</text:p>
          </table:table-cell>
          <table:table-cell table:number-columns-repeated="3" table:style-name="ACE-0x911eb38"/>
          <table:table-cell table:style-name="ACE-0x911eb38" office:value-type="string" office:string-value="Activate soon or immediate">
            <text:p>Activate soon or immediat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88">
            <text:p>0x388</text:p>
          </table:table-cell>
          <table:table-cell table:style-name="ACE-0x911eb38" office:value-type="string" office:string-value="0x38C">
            <text:p>0x38C</text:p>
          </table:table-cell>
          <table:table-cell table:number-columns-repeated="3" table:style-name="ACE-0x911eb38"/>
          <table:table-cell table:style-name="ACE-0x911eb38" office:value-type="string" office:string-value="Active on full expose, partial expose, or during partial">
            <text:p>Active on full expose, partial expose, or during partial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8C">
            <text:p>0x38C</text:p>
          </table:table-cell>
          <table:table-cell table:style-name="ACE-0x911eb38" office:value-type="string" office:string-value="0x390">
            <text:p>0x390</text:p>
          </table:table-cell>
          <table:table-cell table:number-columns-repeated="3" table:style-name="ACE-0x911eb38"/>
          <table:table-cell table:style-name="ACE-0x911eb38" office:value-type="string" office:string-value="Activate or deactivate on hit">
            <text:p>Activate or deactivate on hit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90">
            <text:p>0x390</text:p>
          </table:table-cell>
          <table:table-cell table:style-name="ACE-0x911eb38" office:value-type="string" office:string-value="0x394">
            <text:p>0x394</text:p>
          </table:table-cell>
          <table:table-cell table:number-columns-repeated="3" table:style-name="ACE-0x911eb38"/>
          <table:table-cell table:style-name="ACE-0x911eb38" office:value-type="string" office:string-value="Activate or deactivate on kill">
            <text:p>Activate or deactivate on kill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94">
            <text:p>0x394</text:p>
          </table:table-cell>
          <table:table-cell table:style-name="ACE-0x911eb38" office:value-type="string" office:string-value="0x398">
            <text:p>0x398</text:p>
          </table:table-cell>
          <table:table-cell table:number-columns-repeated="3" table:style-name="ACE-0x911eb38"/>
          <table:table-cell table:style-name="ACE-0x911eb38" office:value-type="string" office:string-value="Milliseconds on time">
            <text:p>Milliseconds on tim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98">
            <text:p>0x398</text:p>
          </table:table-cell>
          <table:table-cell table:style-name="ACE-0x911eb38" office:value-type="string" office:string-value="0x39C">
            <text:p>0x39C</text:p>
          </table:table-cell>
          <table:table-cell table:number-columns-repeated="3" table:style-name="ACE-0x911eb38"/>
          <table:table-cell table:style-name="ACE-0x911eb38" office:value-type="string" office:string-value="Milliseconds off time">
            <text:p>Milliseconds off tim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9C">
            <text:p>0x39C</text:p>
          </table:table-cell>
          <table:table-cell table:style-name="ACE-0x911eb38" office:value-type="string" office:string-value="0x3A0">
            <text:p>0x3A0</text:p>
          </table:table-cell>
          <table:table-cell table:number-columns-repeated="3" table:style-name="ACE-0x911eb38"/>
          <table:table-cell table:style-name="ACE-0x911eb38" office:value-type="string" office:string-value="Half-seconds start delay">
            <text:p>Half-seconds start delay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A0">
            <text:p>0x3A0</text:p>
          </table:table-cell>
          <table:table-cell table:style-name="ACE-0x911eb38" office:value-type="string" office:string-value="0x3A4">
            <text:p>0x3A4</text:p>
          </table:table-cell>
          <table:table-cell table:number-columns-repeated="3" table:style-name="ACE-0x911eb38"/>
          <table:table-cell table:style-name="ACE-0x911eb38" office:value-type="string" office:string-value="Half-seconds repeat delay">
            <text:p>Half-seconds repeat delay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A4">
            <text:p>0x3A4</text:p>
          </table:table-cell>
          <table:table-cell table:style-name="ACE-0x911eb38" office:value-type="string" office:string-value="0x3A8">
            <text:p>0x3A8</text:p>
          </table:table-cell>
          <table:table-cell table:number-columns-repeated="3" table:style-name="ACE-0x911eb38"/>
          <table:table-cell table:style-name="ACE-0x911eb38" office:value-type="string" office:string-value="Repeat count or infinite">
            <text:p>Repeat count or infinit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A8">
            <text:p>0x3A8</text:p>
          </table:table-cell>
          <table:table-cell table:style-name="ACE-0x911eb38" office:value-type="string" office:string-value="0x3AC">
            <text:p>0x3AC</text:p>
          </table:table-cell>
          <table:table-cell table:number-columns-repeated="3" table:style-name="ACE-0x911eb38"/>
          <table:table-cell table:style-name="ACE-0x911eb38" office:value-type="string" office:string-value="ex1">
            <text:p>ex1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AC">
            <text:p>0x3AC</text:p>
          </table:table-cell>
          <table:table-cell table:style-name="ACE-0x911eb38" office:value-type="string" office:string-value="0x3B0">
            <text:p>0x3B0</text:p>
          </table:table-cell>
          <table:table-cell table:number-columns-repeated="3" table:style-name="ACE-0x911eb38"/>
          <table:table-cell table:style-name="ACE-0x911eb38" office:value-type="string" office:string-value="ex2">
            <text:p>ex2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B0">
            <text:p>0x3B0</text:p>
          </table:table-cell>
          <table:table-cell table:style-name="ACE-0x911eb38" office:value-type="string" office:string-value="0x3B4">
            <text:p>0x3B4</text:p>
          </table:table-cell>
          <table:table-cell table:number-columns-repeated="3" table:style-name="ACE-0x911eb38"/>
          <table:table-cell table:style-name="ACE-0x911eb38" office:value-type="string" office:string-value="ex3">
            <text:p>ex3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B4">
            <text:p>0x3B4</text:p>
          </table:table-cell>
          <table:table-cell table:style-name="ACE-0x911eb38" office:value-type="string" office:string-value="0x3B8">
            <text:p>0x3B8</text:p>
          </table:table-cell>
          <table:table-cell table:number-columns-repeated="3" table:style-name="ACE-0x911eb38"/>
          <table:table-cell table:style-name="ACE-0x911eb38" office:value-type="string" office:string-value="&lt;currently not used&gt;">
            <text:p>&lt;currently not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B8">
            <text:p>0x3B8</text:p>
          </table:table-cell>
          <table:table-cell table:style-name="ACE-0x911eb38" office:value-type="string" office:string-value="0x3BC">
            <text:p>0x3BC</text:p>
          </table:table-cell>
          <table:table-cell table:number-columns-repeated="3" table:style-name="ACE-0x911eb38"/>
          <table:table-cell table:style-name="ACE-0x911eb38" office:value-type="string" office:string-value="&lt;currently not used&gt;">
            <text:p>&lt;currently not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3BC">
            <text:p>0x3BC</text:p>
          </table:table-cell>
          <table:table-cell table:style-name="ACE-0x911eb38" office:value-type="string" office:string-value="0x3C0">
            <text:p>0x3C0</text:p>
          </table:table-cell>
          <table:table-cell table:number-columns-repeated="3" table:style-name="ACE-0x911eb38"/>
          <table:table-cell table:style-name="ACE-0x911eb38" office:value-type="string" office:string-value="&lt;currently not used&gt;">
            <text:p>&lt;currently not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3C0">
            <text:p>0x3C0</text:p>
          </table:table-cell>
          <table:table-cell table:number-columns-repeated="3" table:style-name="ACE-0x911ea78"/>
          <table:table-cell table:style-name="ACE-0x911ea78" office:value-type="string" office:string-value="I T &lt;follow the list except for exists&gt;">
            <text:p>I T &lt;follow the list except for exists&gt;</text:p>
          </table:table-cell>
          <table:table-cell table:style-name="ACE-0x911ea78" office:value-type="string" office:string-value="Accessory THM parameters">
            <text:p>Accessory THM parameters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C0">
            <text:p>0x3C0</text:p>
          </table:table-cell>
          <table:table-cell table:style-name="ACE-0x911ea78" office:value-type="string" office:string-value="0x3C4">
            <text:p>0x3C4</text:p>
          </table:table-cell>
          <table:table-cell table:number-columns-repeated="3" table:style-name="ACE-0x911ea78"/>
          <table:table-cell table:style-name="ACE-0x911ea78" office:value-type="string" office:string-value="exists">
            <text:p>exists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C4">
            <text:p>0x3C4</text:p>
          </table:table-cell>
          <table:table-cell table:style-name="ACE-0x911ea78" office:value-type="string" office:string-value="0x3C8">
            <text:p>0x3C8</text:p>
          </table:table-cell>
          <table:table-cell table:number-columns-repeated="3" table:style-name="ACE-0x911ea78"/>
          <table:table-cell table:style-name="ACE-0x911ea78" office:value-type="string" office:string-value="Activate soon or immediate">
            <text:p>Activate soon or immedia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C8">
            <text:p>0x3C8</text:p>
          </table:table-cell>
          <table:table-cell table:style-name="ACE-0x911ea78" office:value-type="string" office:string-value="0x3CC">
            <text:p>0x3CC</text:p>
          </table:table-cell>
          <table:table-cell table:number-columns-repeated="3" table:style-name="ACE-0x911ea78"/>
          <table:table-cell table:style-name="ACE-0x911ea78" office:value-type="string" office:string-value="Active on full expose, partial expose, or during partial">
            <text:p>Active on full expose, partial expose, or during partia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CC">
            <text:p>0x3CC</text:p>
          </table:table-cell>
          <table:table-cell table:style-name="ACE-0x911ea78" office:value-type="string" office:string-value="0x3D0">
            <text:p>0x3D0</text:p>
          </table:table-cell>
          <table:table-cell table:number-columns-repeated="3" table:style-name="ACE-0x911ea78"/>
          <table:table-cell table:style-name="ACE-0x911ea78" office:value-type="string" office:string-value="Activate or deactivate on hit">
            <text:p>Activate or deactivate on hit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D0">
            <text:p>0x3D0</text:p>
          </table:table-cell>
          <table:table-cell table:style-name="ACE-0x911ea78" office:value-type="string" office:string-value="0x3D4">
            <text:p>0x3D4</text:p>
          </table:table-cell>
          <table:table-cell table:number-columns-repeated="3" table:style-name="ACE-0x911ea78"/>
          <table:table-cell table:style-name="ACE-0x911ea78" office:value-type="string" office:string-value="Activate or deactivate on kill">
            <text:p>Activate or deactivate on kil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D4">
            <text:p>0x3D4</text:p>
          </table:table-cell>
          <table:table-cell table:style-name="ACE-0x911ea78" office:value-type="string" office:string-value="0x3D8">
            <text:p>0x3D8</text:p>
          </table:table-cell>
          <table:table-cell table:number-columns-repeated="3" table:style-name="ACE-0x911ea78"/>
          <table:table-cell table:style-name="ACE-0x911ea78" office:value-type="string" office:string-value="Milliseconds on time">
            <text:p>Milliseconds on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D8">
            <text:p>0x3D8</text:p>
          </table:table-cell>
          <table:table-cell table:style-name="ACE-0x911ea78" office:value-type="string" office:string-value="0x3DC">
            <text:p>0x3DC</text:p>
          </table:table-cell>
          <table:table-cell table:number-columns-repeated="3" table:style-name="ACE-0x911ea78"/>
          <table:table-cell table:style-name="ACE-0x911ea78" office:value-type="string" office:string-value="Milliseconds off time">
            <text:p>Milliseconds off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DC">
            <text:p>0x3DC</text:p>
          </table:table-cell>
          <table:table-cell table:style-name="ACE-0x911ea78" office:value-type="string" office:string-value="0x3E0">
            <text:p>0x3E0</text:p>
          </table:table-cell>
          <table:table-cell table:number-columns-repeated="3" table:style-name="ACE-0x911ea78"/>
          <table:table-cell table:style-name="ACE-0x911ea78" office:value-type="string" office:string-value="Half-seconds start delay">
            <text:p>Half-seconds star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E0">
            <text:p>0x3E0</text:p>
          </table:table-cell>
          <table:table-cell table:style-name="ACE-0x911ea78" office:value-type="string" office:string-value="0x3E4">
            <text:p>0x3E4</text:p>
          </table:table-cell>
          <table:table-cell table:number-columns-repeated="3" table:style-name="ACE-0x911ea78"/>
          <table:table-cell table:style-name="ACE-0x911ea78" office:value-type="string" office:string-value="Half-seconds repeat delay">
            <text:p>Half-seconds repea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E4">
            <text:p>0x3E4</text:p>
          </table:table-cell>
          <table:table-cell table:style-name="ACE-0x911ea78" office:value-type="string" office:string-value="0x3E8">
            <text:p>0x3E8</text:p>
          </table:table-cell>
          <table:table-cell table:number-columns-repeated="3" table:style-name="ACE-0x911ea78"/>
          <table:table-cell table:style-name="ACE-0x911ea78" office:value-type="string" office:string-value="Repeat count or infinite">
            <text:p>Repeat count or infini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E8">
            <text:p>0x3E8</text:p>
          </table:table-cell>
          <table:table-cell table:style-name="ACE-0x911ea78" office:value-type="string" office:string-value="0x3EC">
            <text:p>0x3EC</text:p>
          </table:table-cell>
          <table:table-cell table:number-columns-repeated="3" table:style-name="ACE-0x911ea78"/>
          <table:table-cell table:style-name="ACE-0x911ea78" office:value-type="string" office:string-value="ex1">
            <text:p>ex1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EC">
            <text:p>0x3EC</text:p>
          </table:table-cell>
          <table:table-cell table:style-name="ACE-0x911ea78" office:value-type="string" office:string-value="0x3F0">
            <text:p>0x3F0</text:p>
          </table:table-cell>
          <table:table-cell table:number-columns-repeated="3" table:style-name="ACE-0x911ea78"/>
          <table:table-cell table:style-name="ACE-0x911ea78" office:value-type="string" office:string-value="ex2">
            <text:p>ex2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F0">
            <text:p>0x3F0</text:p>
          </table:table-cell>
          <table:table-cell table:style-name="ACE-0x911ea78" office:value-type="string" office:string-value="0x3F4">
            <text:p>0x3F4</text:p>
          </table:table-cell>
          <table:table-cell table:number-columns-repeated="3" table:style-name="ACE-0x911ea78"/>
          <table:table-cell table:style-name="ACE-0x911ea78" office:value-type="string" office:string-value="ex3">
            <text:p>ex3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F4">
            <text:p>0x3F4</text:p>
          </table:table-cell>
          <table:table-cell table:style-name="ACE-0x911ea78" office:value-type="string" office:string-value="0x3F8">
            <text:p>0x3F8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F8">
            <text:p>0x3F8</text:p>
          </table:table-cell>
          <table:table-cell table:style-name="ACE-0x911ea78" office:value-type="string" office:string-value="0x3FC">
            <text:p>0x3FC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3FC">
            <text:p>0x3FC</text:p>
          </table:table-cell>
          <table:table-cell table:style-name="ACE-0x911ea78" office:value-type="string" office:string-value="0x400">
            <text:p>0x400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400">
            <text:p>0x400</text:p>
          </table:table-cell>
          <table:table-cell table:number-columns-repeated="4" table:style-name="ACE-0x911eb38"/>
          <table:table-cell table:style-name="ACE-0x911eb38" office:value-type="string" office:string-value="Default Battery">
            <text:p>Default Battery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00">
            <text:p>0x400</text:p>
          </table:table-cell>
          <table:table-cell table:style-name="ACE-0x911eb38" office:value-type="string" office:string-value="0x408">
            <text:p>0x408</text:p>
          </table:table-cell>
          <table:table-cell table:number-columns-repeated="3" table:style-name="ACE-0x911eb38"/>
          <table:table-cell table:style-name="ACE-0x911eb38" office:value-type="string" office:string-value="SIT default">
            <text:p>SIT default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08">
            <text:p>0x408</text:p>
          </table:table-cell>
          <table:table-cell table:style-name="ACE-0x911eb38" office:value-type="string" office:string-value="0x410">
            <text:p>0x410</text:p>
          </table:table-cell>
          <table:table-cell table:number-columns-repeated="3" table:style-name="ACE-0x911eb38"/>
          <table:table-cell table:style-name="ACE-0x911eb38" office:value-type="string" office:string-value="SAT default">
            <text:p>SAT default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10">
            <text:p>0x410</text:p>
          </table:table-cell>
          <table:table-cell table:style-name="ACE-0x911eb38" office:value-type="string" office:string-value="0x418">
            <text:p>0x418</text:p>
          </table:table-cell>
          <table:table-cell table:number-columns-repeated="3" table:style-name="ACE-0x911eb38"/>
          <table:table-cell table:style-name="ACE-0x911eb38" office:value-type="string" office:string-value="SES default">
            <text:p>SES default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18">
            <text:p>0x418</text:p>
          </table:table-cell>
          <table:table-cell table:style-name="ACE-0x911eb38" office:value-type="string" office:string-value="0x420">
            <text:p>0x420</text:p>
          </table:table-cell>
          <table:table-cell table:number-columns-repeated="3" table:style-name="ACE-0x911eb38"/>
          <table:table-cell table:style-name="ACE-0x911eb38" office:value-type="string" office:string-value="MIT default">
            <text:p>MIT default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20">
            <text:p>0x420</text:p>
          </table:table-cell>
          <table:table-cell table:style-name="ACE-0x911eb38" office:value-type="string" office:string-value="0x428">
            <text:p>0x428</text:p>
          </table:table-cell>
          <table:table-cell table:number-columns-repeated="3" table:style-name="ACE-0x911eb38"/>
          <table:table-cell table:style-name="ACE-0x911eb38" office:value-type="string" office:string-value="MAT default">
            <text:p>MAT default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28">
            <text:p>0x428</text:p>
          </table:table-cell>
          <table:table-cell table:style-name="ACE-0x911eb38" office:value-type="string" office:string-value="0x430">
            <text:p>0x430</text:p>
          </table:table-cell>
          <table:table-cell table:number-columns-repeated="3" table:style-name="ACE-0x911eb38"/>
          <table:table-cell table:style-name="ACE-0x911eb38" office:value-type="string" office:string-value="&lt;was used&gt;">
            <text:p>&lt;was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2C">
            <text:p>0x42C</text:p>
          </table:table-cell>
          <table:table-cell table:style-name="ACE-0x911eb38" office:value-type="string" office:string-value="0x430">
            <text:p>0x430</text:p>
          </table:table-cell>
          <table:table-cell table:number-columns-repeated="3" table:style-name="ACE-0x911eb38"/>
          <table:table-cell table:style-name="ACE-0x911eb38" office:value-type="string" office:string-value="&lt;was used&gt;">
            <text:p>&lt;was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30">
            <text:p>0x430</text:p>
          </table:table-cell>
          <table:table-cell table:style-name="ACE-0x911eb38" office:value-type="string" office:string-value="0x434">
            <text:p>0x434</text:p>
          </table:table-cell>
          <table:table-cell table:number-columns-repeated="3" table:style-name="ACE-0x911eb38"/>
          <table:table-cell table:style-name="ACE-0x911eb38" office:value-type="string" office:string-value="&lt;was used&gt;">
            <text:p>&lt;was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34">
            <text:p>0x434</text:p>
          </table:table-cell>
          <table:table-cell table:style-name="ACE-0x911eb38" office:value-type="string" office:string-value="0x438">
            <text:p>0x438</text:p>
          </table:table-cell>
          <table:table-cell table:number-columns-repeated="3" table:style-name="ACE-0x911eb38"/>
          <table:table-cell table:style-name="ACE-0x911eb38" office:value-type="string" office:string-value="&lt;was used&gt;">
            <text:p>&lt;was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438">
            <text:p>0x438</text:p>
          </table:table-cell>
          <table:table-cell table:style-name="ACE-0x911eb38" office:value-type="string" office:string-value="0x440">
            <text:p>0x440</text:p>
          </table:table-cell>
          <table:table-cell table:number-columns-repeated="3" table:style-name="ACE-0x911eb38"/>
          <table:table-cell table:style-name="ACE-0x911eb38" office:value-type="string" office:string-value="Reverse Default">
            <text:p>Reverse Default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500">
            <text:p>0x500</text:p>
          </table:table-cell>
          <table:table-cell table:style-name="ACE-0x911ea78" office:value-type="string" office:string-value="0x54F">
            <text:p>0x54F</text:p>
          </table:table-cell>
          <table:table-cell table:number-columns-repeated="3" table:style-name="ACE-0x911ea78"/>
          <table:table-cell table:style-name="ACE-0x911ea78" office:value-type="string" office:string-value="Radio Frequency">
            <text:p>Radio Frequenc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550">
            <text:p>0x550</text:p>
          </table:table-cell>
          <table:table-cell table:style-name="ACE-0x911ea78" office:value-type="string" office:string-value="0x553">
            <text:p>0x553</text:p>
          </table:table-cell>
          <table:table-cell table:number-columns-repeated="3" table:style-name="ACE-0x911ea78"/>
          <table:table-cell table:style-name="ACE-0x911ea78" office:value-type="string" office:string-value="Radio Power Low">
            <text:p>Radio Power Low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554">
            <text:p>0x554</text:p>
          </table:table-cell>
          <table:table-cell table:style-name="ACE-0x911ea78" office:value-type="string" office:string-value="0x557">
            <text:p>0x557</text:p>
          </table:table-cell>
          <table:table-cell table:number-columns-repeated="3" table:style-name="ACE-0x911ea78"/>
          <table:table-cell table:style-name="ACE-0x911ea78" office:value-type="string" office:string-value="Radio Power High">
            <text:p>Radio Power High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558">
            <text:p>0x558</text:p>
          </table:table-cell>
          <table:table-cell table:style-name="ACE-0x911ea78" office:value-type="string" office:string-value="0x55B">
            <text:p>0x55B</text:p>
          </table:table-cell>
          <table:table-cell table:number-columns-repeated="3" table:style-name="ACE-0x911ea78"/>
          <table:table-cell table:style-name="ACE-0x911ea78" office:value-type="string" office:string-value="Radio Parameters written to radio (char, Y/N)">
            <text:p>Radio Parameters written to radio (char, Y/N)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55C">
            <text:p>0x55C</text:p>
          </table:table-cell>
          <table:table-cell table:style-name="ACE-0x911eb38" office:value-type="string" office:string-value="0x55F">
            <text:p>0x55F</text:p>
          </table:table-cell>
          <table:table-cell table:number-columns-repeated="2" table:style-name="ACE-0x911eb38"/>
          <table:table-cell table:style-name="ACE-0x911eb38" office:value-type="string" office:string-value="I Q &lt;docking end&gt;">
            <text:p>I Q &lt;docking end&gt;</text:p>
          </table:table-cell>
          <table:table-cell table:style-name="ACE-0x911eb38" office:value-type="string" office:string-value="Default Docking Station End">
            <text:p>Default Docking Station End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560">
            <text:p>0x560</text:p>
          </table:table-cell>
          <table:table-cell table:style-name="ACE-0x911ea78" office:value-type="string" office:string-value="0x563">
            <text:p>0x563</text:p>
          </table:table-cell>
          <table:table-cell table:number-columns-repeated="2" table:style-name="ACE-0x911ea78"/>
          <table:table-cell table:style-name="ACE-0x911ea78" office:value-type="string" office:string-value="I Z &lt;home end&gt;">
            <text:p>I Z &lt;home end&gt;</text:p>
          </table:table-cell>
          <table:table-cell table:style-name="ACE-0x911ea78" office:value-type="string" office:string-value="Default home end">
            <text:p>Default home end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564">
            <text:p>0x564</text:p>
          </table:table-cell>
          <table:table-cell table:style-name="ACE-0x911eb38" office:value-type="string" office:string-value="0x56B">
            <text:p>0x56B</text:p>
          </table:table-cell>
          <table:table-cell table:number-columns-repeated="2" table:style-name="ACE-0x911eb38"/>
          <table:table-cell table:style-name="ACE-0x911eb38" office:value-type="string" office:string-value="J A &lt;version&gt;">
            <text:p>J A &lt;version&gt;</text:p>
          </table:table-cell>
          <table:table-cell table:style-name="ACE-0x911eb38" office:value-type="string" office:string-value="Major Flash Version">
            <text:p>Major Flash Version</text:p>
          </table:table-cell>
          <table:table-cell table:number-columns-repeated="1018" table:style-name="ACE-0x911eb38"/>
        </table:table-row>
        <table:table-row table:style-name="AROW-2">
          <table:table-cell table:style-name="ACE-0x911ecb8" office:value-type="string" office:string-value="0x56C">
            <text:p>0x56C</text:p>
          </table:table-cell>
          <table:table-cell table:style-name="ACE-0x911ea78" office:value-type="string" office:string-value="0x573">
            <text:p>0x573</text:p>
          </table:table-cell>
          <table:table-cell table:number-columns-repeated="2" table:style-name="ACE-0x911ea78"/>
          <table:table-cell table:style-name="ACE-0x911ea78" office:value-type="string" office:string-value="J B &lt;version&gt;">
            <text:p>J B &lt;version&gt;</text:p>
          </table:table-cell>
          <table:table-cell table:style-name="ACE-0x911ea78" office:value-type="string" office:string-value="Minor Flash Version">
            <text:p>Minor Flash Version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574">
            <text:p>0x574</text:p>
          </table:table-cell>
          <table:table-cell table:style-name="ACE-0x911eb38" office:value-type="string" office:string-value="0x577">
            <text:p>0x577</text:p>
          </table:table-cell>
          <table:table-cell table:number-columns-repeated="2" table:style-name="ACE-0x911eb38"/>
          <table:table-cell table:style-name="ACE-0x911eb38" office:value-type="string" office:string-value="J D &lt;track length&gt;">
            <text:p>J D &lt;track length&gt;</text:p>
          </table:table-cell>
          <table:table-cell table:style-name="ACE-0x911eb38" office:value-type="string" office:string-value="Length of MIT/MAT Track">
            <text:p>Length of MIT/MAT Track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578">
            <text:p>0x578</text:p>
          </table:table-cell>
          <table:table-cell table:style-name="ACE-0x911ea78" office:value-type="string" office:string-value="0x597">
            <text:p>0x597</text:p>
          </table:table-cell>
          <table:table-cell table:number-columns-repeated="2" table:style-name="ACE-0x911ea78"/>
          <table:table-cell table:style-name="ACE-0x911ea78" office:value-type="string" office:string-value="J E &lt;static ip&gt;">
            <text:p>J E &lt;static ip&gt;</text:p>
          </table:table-cell>
          <table:table-cell table:style-name="ACE-0x911ea78" office:value-type="string" office:string-value="The static IP of the mover.">
            <text:p>The static IP of the mover.</text:p>
          </table:table-cell>
          <table:table-cell table:number-columns-repeated="1018" table:style-name="ACE-0x911ea78"/>
        </table:table-row>
        <table:table-row table:style-name="AROW-2">
          <table:table-cell table:style-name="ACE-0x911ed78" office:value-type="string" office:string-value="0x600">
            <text:p>0x600</text:p>
          </table:table-cell>
          <table:table-cell table:number-columns-repeated="3" table:style-name="ACE-0x911ed78"/>
          <table:table-cell table:style-name="ACE-0x911ed78" office:value-type="string" office:string-value="J F &lt;BES Trigger 1&gt;">
            <text:p>J F &lt;BES Trigger 1&gt;</text:p>
          </table:table-cell>
          <table:table-cell table:style-name="ACE-0x911ed78" office:value-type="string" office:string-value="BES Trigger 1">
            <text:p>BES Trigger 1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00">
            <text:p>0x600</text:p>
          </table:table-cell>
          <table:table-cell table:style-name="ACE-0x911ed78" office:value-type="string" office:string-value="0x604">
            <text:p>0x604</text:p>
          </table:table-cell>
          <table:table-cell table:number-columns-repeated="3" table:style-name="ACE-0x911ed78"/>
          <table:table-cell table:style-name="ACE-0x911ed78" office:value-type="string" office:string-value="exists">
            <text:p>exists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04">
            <text:p>0x604</text:p>
          </table:table-cell>
          <table:table-cell table:style-name="ACE-0x911ed78" office:value-type="string" office:string-value="0x608">
            <text:p>0x608</text:p>
          </table:table-cell>
          <table:table-cell table:number-columns-repeated="3" table:style-name="ACE-0x911ed78"/>
          <table:table-cell table:style-name="ACE-0x911ed78" office:value-type="string" office:string-value="Activate soon or immediate">
            <text:p>Activate soon or immediate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08">
            <text:p>0x608</text:p>
          </table:table-cell>
          <table:table-cell table:style-name="ACE-0x911ed78" office:value-type="string" office:string-value="0x60C">
            <text:p>0x60C</text:p>
          </table:table-cell>
          <table:table-cell table:number-columns-repeated="3" table:style-name="ACE-0x911ed78"/>
          <table:table-cell table:style-name="ACE-0x911ed78" office:value-type="string" office:string-value="Active on full expose, partial expose, or during partial">
            <text:p>Active on full expose, partial expose, or during partial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0C">
            <text:p>0x60C</text:p>
          </table:table-cell>
          <table:table-cell table:style-name="ACE-0x911ed78" office:value-type="string" office:string-value="0x610">
            <text:p>0x610</text:p>
          </table:table-cell>
          <table:table-cell table:number-columns-repeated="3" table:style-name="ACE-0x911ed78"/>
          <table:table-cell table:style-name="ACE-0x911ed78" office:value-type="string" office:string-value="Activate or deactivate on hit">
            <text:p>Activate or deactivate on hit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10">
            <text:p>0x610</text:p>
          </table:table-cell>
          <table:table-cell table:style-name="ACE-0x911ed78" office:value-type="string" office:string-value="0x614">
            <text:p>0x614</text:p>
          </table:table-cell>
          <table:table-cell table:number-columns-repeated="3" table:style-name="ACE-0x911ed78"/>
          <table:table-cell table:style-name="ACE-0x911ed78" office:value-type="string" office:string-value="Activate or deactivate on kill">
            <text:p>Activate or deactivate on kill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14">
            <text:p>0x614</text:p>
          </table:table-cell>
          <table:table-cell table:style-name="ACE-0x911ed78" office:value-type="string" office:string-value="0x618">
            <text:p>0x618</text:p>
          </table:table-cell>
          <table:table-cell table:number-columns-repeated="3" table:style-name="ACE-0x911ed78"/>
          <table:table-cell table:style-name="ACE-0x911ed78" office:value-type="string" office:string-value="Milliseconds on time">
            <text:p>Milliseconds on time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18">
            <text:p>0x618</text:p>
          </table:table-cell>
          <table:table-cell table:style-name="ACE-0x911ed78" office:value-type="string" office:string-value="0x61C">
            <text:p>0x61C</text:p>
          </table:table-cell>
          <table:table-cell table:number-columns-repeated="3" table:style-name="ACE-0x911ed78"/>
          <table:table-cell table:style-name="ACE-0x911ed78" office:value-type="string" office:string-value="Milliseconds off time">
            <text:p>Milliseconds off time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1C">
            <text:p>0x61C</text:p>
          </table:table-cell>
          <table:table-cell table:style-name="ACE-0x911ed78" office:value-type="string" office:string-value="0x620">
            <text:p>0x620</text:p>
          </table:table-cell>
          <table:table-cell table:number-columns-repeated="3" table:style-name="ACE-0x911ed78"/>
          <table:table-cell table:style-name="ACE-0x911ed78" office:value-type="string" office:string-value="Half-seconds start delay">
            <text:p>Half-seconds start delay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20">
            <text:p>0x620</text:p>
          </table:table-cell>
          <table:table-cell table:style-name="ACE-0x911ed78" office:value-type="string" office:string-value="0x624">
            <text:p>0x624</text:p>
          </table:table-cell>
          <table:table-cell table:number-columns-repeated="3" table:style-name="ACE-0x911ed78"/>
          <table:table-cell table:style-name="ACE-0x911ed78" office:value-type="string" office:string-value="Half-seconds repeat delay">
            <text:p>Half-seconds repeat delay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24">
            <text:p>0x624</text:p>
          </table:table-cell>
          <table:table-cell table:style-name="ACE-0x911ed78" office:value-type="string" office:string-value="0x628">
            <text:p>0x628</text:p>
          </table:table-cell>
          <table:table-cell table:number-columns-repeated="3" table:style-name="ACE-0x911ed78"/>
          <table:table-cell table:style-name="ACE-0x911ed78" office:value-type="string" office:string-value="Repeat count or infinite">
            <text:p>Repeat count or infinite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28">
            <text:p>0x628</text:p>
          </table:table-cell>
          <table:table-cell table:style-name="ACE-0x911ed78" office:value-type="string" office:string-value="0x62C">
            <text:p>0x62C</text:p>
          </table:table-cell>
          <table:table-cell table:number-columns-repeated="3" table:style-name="ACE-0x911ed78"/>
          <table:table-cell table:style-name="ACE-0x911ed78" office:value-type="string" office:string-value="ex1">
            <text:p>ex1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2C">
            <text:p>0x62C</text:p>
          </table:table-cell>
          <table:table-cell table:style-name="ACE-0x911ed78" office:value-type="string" office:string-value="0x630">
            <text:p>0x630</text:p>
          </table:table-cell>
          <table:table-cell table:number-columns-repeated="3" table:style-name="ACE-0x911ed78"/>
          <table:table-cell table:style-name="ACE-0x911ed78" office:value-type="string" office:string-value="ex2">
            <text:p>ex2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30">
            <text:p>0x630</text:p>
          </table:table-cell>
          <table:table-cell table:style-name="ACE-0x911ed78" office:value-type="string" office:string-value="0x634">
            <text:p>0x634</text:p>
          </table:table-cell>
          <table:table-cell table:number-columns-repeated="3" table:style-name="ACE-0x911ed78"/>
          <table:table-cell table:style-name="ACE-0x911ed78" office:value-type="string" office:string-value="How many trigger events per shot">
            <text:p>How many trigger events per shot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34">
            <text:p>0x634</text:p>
          </table:table-cell>
          <table:table-cell table:style-name="ACE-0x911ed78" office:value-type="string" office:string-value="0x638">
            <text:p>0x638</text:p>
          </table:table-cell>
          <table:table-cell table:number-columns-repeated="3" table:style-name="ACE-0x911ed78"/>
          <table:table-cell table:style-name="ACE-0x911ed78" office:value-type="string" office:string-value="&lt;currently not used&gt;">
            <text:p>&lt;currently not used&gt;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38">
            <text:p>0x638</text:p>
          </table:table-cell>
          <table:table-cell table:style-name="ACE-0x911ed78" office:value-type="string" office:string-value="0x63C">
            <text:p>0x63C</text:p>
          </table:table-cell>
          <table:table-cell table:number-columns-repeated="3" table:style-name="ACE-0x911ed78"/>
          <table:table-cell table:style-name="ACE-0x911ed78" office:value-type="string" office:string-value="&lt;currently not used&gt;">
            <text:p>&lt;currently not used&gt;</text:p>
          </table:table-cell>
          <table:table-cell table:number-columns-repeated="1018" table:style-name="ACE-0x911ed78"/>
        </table:table-row>
        <table:table-row table:style-name="AROW-2">
          <table:table-cell table:style-name="ACE-0x911ed78" office:value-type="string" office:string-value="0x63C">
            <text:p>0x63C</text:p>
          </table:table-cell>
          <table:table-cell table:style-name="ACE-0x911ed78" office:value-type="string" office:string-value="0x640">
            <text:p>0x640</text:p>
          </table:table-cell>
          <table:table-cell table:number-columns-repeated="3" table:style-name="ACE-0x911ed78"/>
          <table:table-cell table:style-name="ACE-0x911ed78" office:value-type="string" office:string-value="&lt;currently not used&gt;">
            <text:p>&lt;currently not used&gt;</text:p>
          </table:table-cell>
          <table:table-cell table:number-columns-repeated="1018" table:style-name="ACE-0x911ed78"/>
        </table:table-row>
        <table:table-row table:style-name="AROW-2">
          <table:table-cell table:style-name="ACE-0x911ea78" office:value-type="string" office:string-value="0x640">
            <text:p>0x640</text:p>
          </table:table-cell>
          <table:table-cell table:number-columns-repeated="3" table:style-name="ACE-0x911ea78"/>
          <table:table-cell table:style-name="ACE-0x911ea78" office:value-type="string" office:string-value="J G &lt;follow the list except for exists&gt;">
            <text:p>J G &lt;follow the list except for exists&gt;</text:p>
          </table:table-cell>
          <table:table-cell table:style-name="ACE-0x911ea78" office:value-type="string" office:string-value="BES Trigger 2">
            <text:p>BES Trigger 2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40">
            <text:p>0x640</text:p>
          </table:table-cell>
          <table:table-cell table:style-name="ACE-0x911ea78" office:value-type="string" office:string-value="0x644">
            <text:p>0x644</text:p>
          </table:table-cell>
          <table:table-cell table:number-columns-repeated="3" table:style-name="ACE-0x911ea78"/>
          <table:table-cell table:style-name="ACE-0x911ea78" office:value-type="string" office:string-value="exists">
            <text:p>exists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44">
            <text:p>0x644</text:p>
          </table:table-cell>
          <table:table-cell table:style-name="ACE-0x911ea78" office:value-type="string" office:string-value="0x648">
            <text:p>0x648</text:p>
          </table:table-cell>
          <table:table-cell table:number-columns-repeated="3" table:style-name="ACE-0x911ea78"/>
          <table:table-cell table:style-name="ACE-0x911ea78" office:value-type="string" office:string-value="Activate soon or immediate">
            <text:p>Activate soon or immedia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48">
            <text:p>0x648</text:p>
          </table:table-cell>
          <table:table-cell table:style-name="ACE-0x911ea78" office:value-type="string" office:string-value="0x64C">
            <text:p>0x64C</text:p>
          </table:table-cell>
          <table:table-cell table:number-columns-repeated="3" table:style-name="ACE-0x911ea78"/>
          <table:table-cell table:style-name="ACE-0x911ea78" office:value-type="string" office:string-value="Active on full expose, partial expose, or during partial">
            <text:p>Active on full expose, partial expose, or during partia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4C">
            <text:p>0x64C</text:p>
          </table:table-cell>
          <table:table-cell table:style-name="ACE-0x911ea78" office:value-type="string" office:string-value="0x650">
            <text:p>0x650</text:p>
          </table:table-cell>
          <table:table-cell table:number-columns-repeated="3" table:style-name="ACE-0x911ea78"/>
          <table:table-cell table:style-name="ACE-0x911ea78" office:value-type="string" office:string-value="Activate or deactivate on hit">
            <text:p>Activate or deactivate on hit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50">
            <text:p>0x650</text:p>
          </table:table-cell>
          <table:table-cell table:style-name="ACE-0x911ea78" office:value-type="string" office:string-value="0x654">
            <text:p>0x654</text:p>
          </table:table-cell>
          <table:table-cell table:number-columns-repeated="3" table:style-name="ACE-0x911ea78"/>
          <table:table-cell table:style-name="ACE-0x911ea78" office:value-type="string" office:string-value="Activate or deactivate on kill">
            <text:p>Activate or deactivate on kil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54">
            <text:p>0x654</text:p>
          </table:table-cell>
          <table:table-cell table:style-name="ACE-0x911ea78" office:value-type="string" office:string-value="0x658">
            <text:p>0x658</text:p>
          </table:table-cell>
          <table:table-cell table:number-columns-repeated="3" table:style-name="ACE-0x911ea78"/>
          <table:table-cell table:style-name="ACE-0x911ea78" office:value-type="string" office:string-value="Milliseconds on time">
            <text:p>Milliseconds on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58">
            <text:p>0x658</text:p>
          </table:table-cell>
          <table:table-cell table:style-name="ACE-0x911ea78" office:value-type="string" office:string-value="0x65C">
            <text:p>0x65C</text:p>
          </table:table-cell>
          <table:table-cell table:number-columns-repeated="3" table:style-name="ACE-0x911ea78"/>
          <table:table-cell table:style-name="ACE-0x911ea78" office:value-type="string" office:string-value="Milliseconds off time">
            <text:p>Milliseconds off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5C">
            <text:p>0x65C</text:p>
          </table:table-cell>
          <table:table-cell table:style-name="ACE-0x911ea78" office:value-type="string" office:string-value="0x660">
            <text:p>0x660</text:p>
          </table:table-cell>
          <table:table-cell table:number-columns-repeated="3" table:style-name="ACE-0x911ea78"/>
          <table:table-cell table:style-name="ACE-0x911ea78" office:value-type="string" office:string-value="Half-seconds start delay">
            <text:p>Half-seconds star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60">
            <text:p>0x660</text:p>
          </table:table-cell>
          <table:table-cell table:style-name="ACE-0x911ea78" office:value-type="string" office:string-value="0x664">
            <text:p>0x664</text:p>
          </table:table-cell>
          <table:table-cell table:number-columns-repeated="3" table:style-name="ACE-0x911ea78"/>
          <table:table-cell table:style-name="ACE-0x911ea78" office:value-type="string" office:string-value="Half-seconds repeat delay">
            <text:p>Half-seconds repea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64">
            <text:p>0x664</text:p>
          </table:table-cell>
          <table:table-cell table:style-name="ACE-0x911ea78" office:value-type="string" office:string-value="0x668">
            <text:p>0x668</text:p>
          </table:table-cell>
          <table:table-cell table:number-columns-repeated="3" table:style-name="ACE-0x911ea78"/>
          <table:table-cell table:style-name="ACE-0x911ea78" office:value-type="string" office:string-value="Repeat count or infinite">
            <text:p>Repeat count or infini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68">
            <text:p>0x668</text:p>
          </table:table-cell>
          <table:table-cell table:style-name="ACE-0x911ea78" office:value-type="string" office:string-value="0x66C">
            <text:p>0x66C</text:p>
          </table:table-cell>
          <table:table-cell table:number-columns-repeated="3" table:style-name="ACE-0x911ea78"/>
          <table:table-cell table:style-name="ACE-0x911ea78" office:value-type="string" office:string-value="ex1">
            <text:p>ex1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6C">
            <text:p>0x66C</text:p>
          </table:table-cell>
          <table:table-cell table:style-name="ACE-0x911ea78" office:value-type="string" office:string-value="0x670">
            <text:p>0x670</text:p>
          </table:table-cell>
          <table:table-cell table:number-columns-repeated="3" table:style-name="ACE-0x911ea78"/>
          <table:table-cell table:style-name="ACE-0x911ea78" office:value-type="string" office:string-value="ex2">
            <text:p>ex2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70">
            <text:p>0x670</text:p>
          </table:table-cell>
          <table:table-cell table:style-name="ACE-0x911ea78" office:value-type="string" office:string-value="0x674">
            <text:p>0x674</text:p>
          </table:table-cell>
          <table:table-cell table:number-columns-repeated="3" table:style-name="ACE-0x911ea78"/>
          <table:table-cell table:style-name="ACE-0x911ea78" office:value-type="string" office:string-value="How many trigger events per shot">
            <text:p>How many trigger events per shot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74">
            <text:p>0x674</text:p>
          </table:table-cell>
          <table:table-cell table:style-name="ACE-0x911ea78" office:value-type="string" office:string-value="0x678">
            <text:p>0x678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78">
            <text:p>0x678</text:p>
          </table:table-cell>
          <table:table-cell table:style-name="ACE-0x911ea78" office:value-type="string" office:string-value="0x67C">
            <text:p>0x67C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7C">
            <text:p>0x67C</text:p>
          </table:table-cell>
          <table:table-cell table:style-name="ACE-0x911ea78" office:value-type="string" office:string-value="0x680">
            <text:p>0x680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b38" office:value-type="string" office:string-value="0x680">
            <text:p>0x680</text:p>
          </table:table-cell>
          <table:table-cell table:number-columns-repeated="3" table:style-name="ACE-0x911eb38"/>
          <table:table-cell table:style-name="ACE-0x911eb38" office:value-type="string" office:string-value="J H &lt;follow the list except for exists&gt;">
            <text:p>J H &lt;follow the list except for exists&gt;</text:p>
          </table:table-cell>
          <table:table-cell table:style-name="ACE-0x911eb38" office:value-type="string" office:string-value="BES Trigger 3">
            <text:p>BES Trigger 3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80">
            <text:p>0x680</text:p>
          </table:table-cell>
          <table:table-cell table:style-name="ACE-0x911eb38" office:value-type="string" office:string-value="0x684">
            <text:p>0x684</text:p>
          </table:table-cell>
          <table:table-cell table:number-columns-repeated="3" table:style-name="ACE-0x911eb38"/>
          <table:table-cell table:style-name="ACE-0x911eb38" office:value-type="string" office:string-value="exists">
            <text:p>exists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84">
            <text:p>0x684</text:p>
          </table:table-cell>
          <table:table-cell table:style-name="ACE-0x911eb38" office:value-type="string" office:string-value="0x688">
            <text:p>0x688</text:p>
          </table:table-cell>
          <table:table-cell table:number-columns-repeated="3" table:style-name="ACE-0x911eb38"/>
          <table:table-cell table:style-name="ACE-0x911eb38" office:value-type="string" office:string-value="Activate soon or immediate">
            <text:p>Activate soon or immediat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88">
            <text:p>0x688</text:p>
          </table:table-cell>
          <table:table-cell table:style-name="ACE-0x911eb38" office:value-type="string" office:string-value="0x68C">
            <text:p>0x68C</text:p>
          </table:table-cell>
          <table:table-cell table:number-columns-repeated="3" table:style-name="ACE-0x911eb38"/>
          <table:table-cell table:style-name="ACE-0x911eb38" office:value-type="string" office:string-value="Active on full expose, partial expose, or during partial">
            <text:p>Active on full expose, partial expose, or during partial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8C">
            <text:p>0x68C</text:p>
          </table:table-cell>
          <table:table-cell table:style-name="ACE-0x911eb38" office:value-type="string" office:string-value="0x690">
            <text:p>0x690</text:p>
          </table:table-cell>
          <table:table-cell table:number-columns-repeated="3" table:style-name="ACE-0x911eb38"/>
          <table:table-cell table:style-name="ACE-0x911eb38" office:value-type="string" office:string-value="Activate or deactivate on hit">
            <text:p>Activate or deactivate on hit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90">
            <text:p>0x690</text:p>
          </table:table-cell>
          <table:table-cell table:style-name="ACE-0x911eb38" office:value-type="string" office:string-value="0x694">
            <text:p>0x694</text:p>
          </table:table-cell>
          <table:table-cell table:number-columns-repeated="3" table:style-name="ACE-0x911eb38"/>
          <table:table-cell table:style-name="ACE-0x911eb38" office:value-type="string" office:string-value="Activate or deactivate on kill">
            <text:p>Activate or deactivate on kill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94">
            <text:p>0x694</text:p>
          </table:table-cell>
          <table:table-cell table:style-name="ACE-0x911eb38" office:value-type="string" office:string-value="0x698">
            <text:p>0x698</text:p>
          </table:table-cell>
          <table:table-cell table:number-columns-repeated="3" table:style-name="ACE-0x911eb38"/>
          <table:table-cell table:style-name="ACE-0x911eb38" office:value-type="string" office:string-value="Milliseconds on time">
            <text:p>Milliseconds on tim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98">
            <text:p>0x698</text:p>
          </table:table-cell>
          <table:table-cell table:style-name="ACE-0x911eb38" office:value-type="string" office:string-value="0x69C">
            <text:p>0x69C</text:p>
          </table:table-cell>
          <table:table-cell table:number-columns-repeated="3" table:style-name="ACE-0x911eb38"/>
          <table:table-cell table:style-name="ACE-0x911eb38" office:value-type="string" office:string-value="Milliseconds off time">
            <text:p>Milliseconds off tim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9C">
            <text:p>0x69C</text:p>
          </table:table-cell>
          <table:table-cell table:style-name="ACE-0x911eb38" office:value-type="string" office:string-value="0x6A0">
            <text:p>0x6A0</text:p>
          </table:table-cell>
          <table:table-cell table:number-columns-repeated="3" table:style-name="ACE-0x911eb38"/>
          <table:table-cell table:style-name="ACE-0x911eb38" office:value-type="string" office:string-value="Half-seconds start delay">
            <text:p>Half-seconds start delay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A0">
            <text:p>0x6A0</text:p>
          </table:table-cell>
          <table:table-cell table:style-name="ACE-0x911eb38" office:value-type="string" office:string-value="0x6A4">
            <text:p>0x6A4</text:p>
          </table:table-cell>
          <table:table-cell table:number-columns-repeated="3" table:style-name="ACE-0x911eb38"/>
          <table:table-cell table:style-name="ACE-0x911eb38" office:value-type="string" office:string-value="Half-seconds repeat delay">
            <text:p>Half-seconds repeat delay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A4">
            <text:p>0x6A4</text:p>
          </table:table-cell>
          <table:table-cell table:style-name="ACE-0x911eb38" office:value-type="string" office:string-value="0x6A8">
            <text:p>0x6A8</text:p>
          </table:table-cell>
          <table:table-cell table:number-columns-repeated="3" table:style-name="ACE-0x911eb38"/>
          <table:table-cell table:style-name="ACE-0x911eb38" office:value-type="string" office:string-value="Repeat count or infinite">
            <text:p>Repeat count or infinite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A8">
            <text:p>0x6A8</text:p>
          </table:table-cell>
          <table:table-cell table:style-name="ACE-0x911eb38" office:value-type="string" office:string-value="0x6AC">
            <text:p>0x6AC</text:p>
          </table:table-cell>
          <table:table-cell table:number-columns-repeated="3" table:style-name="ACE-0x911eb38"/>
          <table:table-cell table:style-name="ACE-0x911eb38" office:value-type="string" office:string-value="ex1">
            <text:p>ex1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AC">
            <text:p>0x6AC</text:p>
          </table:table-cell>
          <table:table-cell table:style-name="ACE-0x911eb38" office:value-type="string" office:string-value="0x6B0">
            <text:p>0x6B0</text:p>
          </table:table-cell>
          <table:table-cell table:number-columns-repeated="3" table:style-name="ACE-0x911eb38"/>
          <table:table-cell table:style-name="ACE-0x911eb38" office:value-type="string" office:string-value="ex2">
            <text:p>ex2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B0">
            <text:p>0x6B0</text:p>
          </table:table-cell>
          <table:table-cell table:style-name="ACE-0x911eb38" office:value-type="string" office:string-value="0x6B4">
            <text:p>0x6B4</text:p>
          </table:table-cell>
          <table:table-cell table:number-columns-repeated="3" table:style-name="ACE-0x911eb38"/>
          <table:table-cell table:style-name="ACE-0x911eb38" office:value-type="string" office:string-value="ex3">
            <text:p>ex3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B4">
            <text:p>0x6B4</text:p>
          </table:table-cell>
          <table:table-cell table:style-name="ACE-0x911eb38" office:value-type="string" office:string-value="0x6B8">
            <text:p>0x6B8</text:p>
          </table:table-cell>
          <table:table-cell table:number-columns-repeated="3" table:style-name="ACE-0x911eb38"/>
          <table:table-cell table:style-name="ACE-0x911eb38" office:value-type="string" office:string-value="How many trigger events per shot">
            <text:p>How many trigger events per shot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B8">
            <text:p>0x6B8</text:p>
          </table:table-cell>
          <table:table-cell table:style-name="ACE-0x911eb38" office:value-type="string" office:string-value="0x6BC">
            <text:p>0x6BC</text:p>
          </table:table-cell>
          <table:table-cell table:number-columns-repeated="3" table:style-name="ACE-0x911eb38"/>
          <table:table-cell table:style-name="ACE-0x911eb38" office:value-type="string" office:string-value="&lt;currently not used&gt;">
            <text:p>&lt;currently not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b38" office:value-type="string" office:string-value="0x6BC">
            <text:p>0x6BC</text:p>
          </table:table-cell>
          <table:table-cell table:style-name="ACE-0x911eb38" office:value-type="string" office:string-value="0x6C0">
            <text:p>0x6C0</text:p>
          </table:table-cell>
          <table:table-cell table:number-columns-repeated="3" table:style-name="ACE-0x911eb38"/>
          <table:table-cell table:style-name="ACE-0x911eb38" office:value-type="string" office:string-value="&lt;currently not used&gt;">
            <text:p>&lt;currently not used&gt;</text:p>
          </table:table-cell>
          <table:table-cell table:number-columns-repeated="1018" table:style-name="ACE-0x911eb38"/>
        </table:table-row>
        <table:table-row table:style-name="AROW-2">
          <table:table-cell table:style-name="ACE-0x911ea78" office:value-type="string" office:string-value="0x6C0">
            <text:p>0x6C0</text:p>
          </table:table-cell>
          <table:table-cell table:number-columns-repeated="3" table:style-name="ACE-0x911ea78"/>
          <table:table-cell table:style-name="ACE-0x911ea78" office:value-type="string" office:string-value="J I &lt;follow the list except for exists&gt;">
            <text:p>J I &lt;follow the list except for exists&gt;</text:p>
          </table:table-cell>
          <table:table-cell table:style-name="ACE-0x911ea78" office:value-type="string" office:string-value="BES Trigger 4">
            <text:p>BES Trigger 4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C0">
            <text:p>0x6C0</text:p>
          </table:table-cell>
          <table:table-cell table:style-name="ACE-0x911ea78" office:value-type="string" office:string-value="0x6C4">
            <text:p>0x6C4</text:p>
          </table:table-cell>
          <table:table-cell table:number-columns-repeated="3" table:style-name="ACE-0x911ea78"/>
          <table:table-cell table:style-name="ACE-0x911ea78" office:value-type="string" office:string-value="exists">
            <text:p>exists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C4">
            <text:p>0x6C4</text:p>
          </table:table-cell>
          <table:table-cell table:style-name="ACE-0x911ea78" office:value-type="string" office:string-value="0x6C8">
            <text:p>0x6C8</text:p>
          </table:table-cell>
          <table:table-cell table:number-columns-repeated="3" table:style-name="ACE-0x911ea78"/>
          <table:table-cell table:style-name="ACE-0x911ea78" office:value-type="string" office:string-value="Activate soon or immediate">
            <text:p>Activate soon or immedia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C8">
            <text:p>0x6C8</text:p>
          </table:table-cell>
          <table:table-cell table:style-name="ACE-0x911ea78" office:value-type="string" office:string-value="0x6CC">
            <text:p>0x6CC</text:p>
          </table:table-cell>
          <table:table-cell table:number-columns-repeated="3" table:style-name="ACE-0x911ea78"/>
          <table:table-cell table:style-name="ACE-0x911ea78" office:value-type="string" office:string-value="Active on full expose, partial expose, or during partial">
            <text:p>Active on full expose, partial expose, or during partia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CC">
            <text:p>0x6CC</text:p>
          </table:table-cell>
          <table:table-cell table:style-name="ACE-0x911ea78" office:value-type="string" office:string-value="0x6D0">
            <text:p>0x6D0</text:p>
          </table:table-cell>
          <table:table-cell table:number-columns-repeated="3" table:style-name="ACE-0x911ea78"/>
          <table:table-cell table:style-name="ACE-0x911ea78" office:value-type="string" office:string-value="Activate or deactivate on hit">
            <text:p>Activate or deactivate on hit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D0">
            <text:p>0x6D0</text:p>
          </table:table-cell>
          <table:table-cell table:style-name="ACE-0x911ea78" office:value-type="string" office:string-value="0x6D4">
            <text:p>0x6D4</text:p>
          </table:table-cell>
          <table:table-cell table:number-columns-repeated="3" table:style-name="ACE-0x911ea78"/>
          <table:table-cell table:style-name="ACE-0x911ea78" office:value-type="string" office:string-value="Activate or deactivate on kill">
            <text:p>Activate or deactivate on kill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D4">
            <text:p>0x6D4</text:p>
          </table:table-cell>
          <table:table-cell table:style-name="ACE-0x911ea78" office:value-type="string" office:string-value="0x6D8">
            <text:p>0x6D8</text:p>
          </table:table-cell>
          <table:table-cell table:number-columns-repeated="3" table:style-name="ACE-0x911ea78"/>
          <table:table-cell table:style-name="ACE-0x911ea78" office:value-type="string" office:string-value="Milliseconds on time">
            <text:p>Milliseconds on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D8">
            <text:p>0x6D8</text:p>
          </table:table-cell>
          <table:table-cell table:style-name="ACE-0x911ea78" office:value-type="string" office:string-value="0x6DC">
            <text:p>0x6DC</text:p>
          </table:table-cell>
          <table:table-cell table:number-columns-repeated="3" table:style-name="ACE-0x911ea78"/>
          <table:table-cell table:style-name="ACE-0x911ea78" office:value-type="string" office:string-value="Milliseconds off time">
            <text:p>Milliseconds off tim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DC">
            <text:p>0x6DC</text:p>
          </table:table-cell>
          <table:table-cell table:style-name="ACE-0x911ea78" office:value-type="string" office:string-value="0x6E0">
            <text:p>0x6E0</text:p>
          </table:table-cell>
          <table:table-cell table:number-columns-repeated="3" table:style-name="ACE-0x911ea78"/>
          <table:table-cell table:style-name="ACE-0x911ea78" office:value-type="string" office:string-value="Half-seconds start delay">
            <text:p>Half-seconds star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E0">
            <text:p>0x6E0</text:p>
          </table:table-cell>
          <table:table-cell table:style-name="ACE-0x911ea78" office:value-type="string" office:string-value="0x6E4">
            <text:p>0x6E4</text:p>
          </table:table-cell>
          <table:table-cell table:number-columns-repeated="3" table:style-name="ACE-0x911ea78"/>
          <table:table-cell table:style-name="ACE-0x911ea78" office:value-type="string" office:string-value="Half-seconds repeat delay">
            <text:p>Half-seconds repeat delay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E4">
            <text:p>0x6E4</text:p>
          </table:table-cell>
          <table:table-cell table:style-name="ACE-0x911ea78" office:value-type="string" office:string-value="0x6E8">
            <text:p>0x6E8</text:p>
          </table:table-cell>
          <table:table-cell table:number-columns-repeated="3" table:style-name="ACE-0x911ea78"/>
          <table:table-cell table:style-name="ACE-0x911ea78" office:value-type="string" office:string-value="Repeat count or infinite">
            <text:p>Repeat count or infinite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E8">
            <text:p>0x6E8</text:p>
          </table:table-cell>
          <table:table-cell table:style-name="ACE-0x911ea78" office:value-type="string" office:string-value="0x6EC">
            <text:p>0x6EC</text:p>
          </table:table-cell>
          <table:table-cell table:number-columns-repeated="3" table:style-name="ACE-0x911ea78"/>
          <table:table-cell table:style-name="ACE-0x911ea78" office:value-type="string" office:string-value="ex1">
            <text:p>ex1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EC">
            <text:p>0x6EC</text:p>
          </table:table-cell>
          <table:table-cell table:style-name="ACE-0x911ea78" office:value-type="string" office:string-value="0x6F0">
            <text:p>0x6F0</text:p>
          </table:table-cell>
          <table:table-cell table:number-columns-repeated="3" table:style-name="ACE-0x911ea78"/>
          <table:table-cell table:style-name="ACE-0x911ea78" office:value-type="string" office:string-value="ex2">
            <text:p>ex2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F0">
            <text:p>0x6F0</text:p>
          </table:table-cell>
          <table:table-cell table:style-name="ACE-0x911ea78" office:value-type="string" office:string-value="0x6F4">
            <text:p>0x6F4</text:p>
          </table:table-cell>
          <table:table-cell table:number-columns-repeated="3" table:style-name="ACE-0x911ea78"/>
          <table:table-cell table:style-name="ACE-0x911ea78" office:value-type="string" office:string-value="How many trigger events per shot">
            <text:p>How many trigger events per shot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F4">
            <text:p>0x6F4</text:p>
          </table:table-cell>
          <table:table-cell table:style-name="ACE-0x911ea78" office:value-type="string" office:string-value="0x6F8">
            <text:p>0x6F8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F8">
            <text:p>0x6F8</text:p>
          </table:table-cell>
          <table:table-cell table:style-name="ACE-0x911ea78" office:value-type="string" office:string-value="0x6FC">
            <text:p>0x6FC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2">
          <table:table-cell table:style-name="ACE-0x911ea78" office:value-type="string" office:string-value="0x6FC">
            <text:p>0x6FC</text:p>
          </table:table-cell>
          <table:table-cell table:style-name="ACE-0x911ea78" office:value-type="string" office:string-value="0x700">
            <text:p>0x700</text:p>
          </table:table-cell>
          <table:table-cell table:number-columns-repeated="3" table:style-name="ACE-0x911ea78"/>
          <table:table-cell table:style-name="ACE-0x911ea78" office:value-type="string" office:string-value="&lt;currently not used&gt;">
            <text:p>&lt;currently not used&gt;</text:p>
          </table:table-cell>
          <table:table-cell table:number-columns-repeated="1018" table:style-name="ACE-0x911ea78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51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</table:table>
      <table:table table:name="Sheet2" table:style-name="ta-0x9138248" table:print="false">
        <office:forms form:automatic-focus="false" form:apply-design-mode="false">
          <form:form/>
        </office:forms>
        <table:table-column table:default-cell-style-name="ACE-0x911ee38" table:style-name="ACOL-0"/>
        <table:table-column table:default-cell-style-name="ACE-0x911ee38" table:style-name="ACOL-0" table:number-columns-repeated="255"/>
        <table:table-row table:style-name="AROW-4">
          <table:table-cell table:number-columns-repeated="256" table:style-name="ACE-0x911ee38"/>
        </table:table-row>
        <table:table-row table:style-name="AROW-0">
          <table:table-cell table:number-columns-repeated="256" table:style-name="ACE-0x911ee38"/>
        </table:table-row>
        <table:table-row table:style-name="AROW-0" table:number-rows-repeated="65534">
          <table:table-cell table:number-columns-repeated="256" table:style-name="ACE-0x911ee38"/>
        </table:table-row>
      </table:table>
      <table:table table:name="Sheet3" table:style-name="ta-0x91383a0" table:print="false">
        <office:forms form:automatic-focus="false" form:apply-design-mode="false">
          <form:form/>
        </office:forms>
        <table:table-column table:default-cell-style-name="ACE-0x911eef8" table:style-name="ACOL-0"/>
        <table:table-column table:default-cell-style-name="ACE-0x911eef8" table:style-name="ACOL-0" table:number-columns-repeated="255"/>
        <table:table-row table:style-name="AROW-4">
          <table:table-cell table:number-columns-repeated="256" table:style-name="ACE-0x911eef8"/>
        </table:table-row>
        <table:table-row table:style-name="AROW-0">
          <table:table-cell table:number-columns-repeated="256" table:style-name="ACE-0x911eef8"/>
        </table:table-row>
        <table:table-row table:style-name="AROW-0" table:number-rows-repeated="65534">
          <table:table-cell table:number-columns-repeated="256" table:style-name="ACE-0x911eef8"/>
        </table:table-row>
      </table:table>
      <table:named-expressions>
        <table:named-expression table:name="Sheet_Title" table:expression="&quot;Sheet1&quot;" table:base-cell-address="$'Sheet1'.$A$1" gnm:scope="Sheet1"/>
        <table:named-expression table:name="Print_Area" table:expression="#REF!" table:base-cell-address="$'Sheet1'.$A$1" gnm:scope="Sheet1"/>
        <table:named-expression table:name="Sheet_Title" table:expression="&quot;Sheet2&quot;" table:base-cell-address="$'Sheet2'.$A$1" gnm:scope="Sheet2"/>
        <table:named-expression table:name="Print_Area" table:expression="#REF!" table:base-cell-address="$'Sheet2'.$A$1" gnm:scope="Sheet2"/>
        <table:named-expression table:name="Sheet_Title" table:expression="&quot;Sheet3&quot;" table:base-cell-address="$'Sheet3'.$A$1" gnm:scope="Sheet3"/>
        <table:named-expression table:name="Print_Area" table:expression="#REF!" table:base-cell-address="$'Sheet3'.$A$1" gnm:scope="Sheet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10d7e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1e39a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1e6a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1380f0" style:display-name="Sheet1" style:page-layout-name="pl-0x910d7e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138248" style:display-name="Sheet2" style:page-layout-name="pl-0x91e39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1383a0" style:display-name="Sheet3" style:page-layout-name="pl-0x91e6a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creator>Shelly Bjorkquist-Skuza</dc:creator>
    <dc:date>2013-05-29T12:07:25Z</dc:date>
    <meta:creation-date>2011-09-15T09:59:44Z</meta:creation-date>
    <meta:editing-cycles>50</meta:editing-cycles>
    <meta:editing-duration>P2DT5H53M55S</meta:editing-duration>
    <meta:generator>gnumeric/1.10.17</meta:generator>
  </office:meta>
</office:document-meta>
</file>